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" fo:font-size="13pt" officeooo:rsid="00065b3d" officeooo:paragraph-rsid="00065b3d" style:font-size-asian="11.3500003814697pt" style:font-size-complex="13pt"/>
    </style:style>
    <style:style style:name="P2" style:family="paragraph" style:parent-style-name="Preformatted_20_Text">
      <style:text-properties style:font-name="Times" fo:font-size="13pt" officeooo:rsid="00065b3d" officeooo:paragraph-rsid="00944e05" style:font-size-asian="11.3500003814697pt" style:font-size-complex="13pt"/>
    </style:style>
    <style:style style:name="P3" style:family="paragraph" style:parent-style-name="Preformatted_20_Text">
      <style:text-properties style:font-name="Times" fo:font-size="13pt" officeooo:rsid="00099e5a" officeooo:paragraph-rsid="000f4ea3" style:font-size-asian="11.3500003814697pt" style:font-size-complex="13pt"/>
    </style:style>
    <style:style style:name="P4" style:family="paragraph" style:parent-style-name="Preformatted_20_Text">
      <style:text-properties style:font-name="Times" fo:font-size="13pt" officeooo:rsid="00099e5a" officeooo:paragraph-rsid="00099e5a" style:font-size-asian="11.3500003814697pt" style:font-size-complex="13pt"/>
    </style:style>
    <style:style style:name="P5" style:family="paragraph" style:parent-style-name="Preformatted_20_Text">
      <style:text-properties style:font-name="Times" fo:font-size="13pt" officeooo:rsid="00099e5a" officeooo:paragraph-rsid="0086f09d" style:font-size-asian="11.3500003814697pt" style:font-size-complex="13pt"/>
    </style:style>
    <style:style style:name="P6" style:family="paragraph" style:parent-style-name="Preformatted_20_Text">
      <style:text-properties style:font-name="Times" fo:font-size="13pt" officeooo:rsid="00099e5a" officeooo:paragraph-rsid="0106c22e" style:font-size-asian="11.3500003814697pt" style:font-size-complex="13pt"/>
    </style:style>
    <style:style style:name="P7" style:family="paragraph" style:parent-style-name="Preformatted_20_Text">
      <style:text-properties style:font-name="Times" fo:font-size="13pt" officeooo:rsid="001135cf" officeooo:paragraph-rsid="001135cf" style:font-size-asian="11.3500003814697pt" style:font-size-complex="13pt"/>
    </style:style>
    <style:style style:name="P8" style:family="paragraph" style:parent-style-name="Preformatted_20_Text">
      <style:text-properties style:font-name="Times" fo:font-size="13pt" officeooo:rsid="001de5dd" officeooo:paragraph-rsid="001de5dd" style:font-size-asian="11.3500003814697pt" style:font-size-complex="13pt"/>
    </style:style>
    <style:style style:name="P9" style:family="paragraph" style:parent-style-name="Preformatted_20_Text">
      <style:text-properties style:font-name="Times" fo:font-size="13pt" officeooo:rsid="001de5dd" officeooo:paragraph-rsid="0089a22d" style:font-size-asian="11.3500003814697pt" style:font-size-complex="13pt"/>
    </style:style>
    <style:style style:name="P10" style:family="paragraph" style:parent-style-name="Preformatted_20_Text">
      <style:text-properties style:font-name="Times" fo:font-size="13pt" officeooo:rsid="0007530a" officeooo:paragraph-rsid="00065b3d" style:font-size-asian="11.3500003814697pt" style:font-size-complex="13pt"/>
    </style:style>
    <style:style style:name="P11" style:family="paragraph" style:parent-style-name="Preformatted_20_Text">
      <style:text-properties style:font-name="Times" fo:font-size="13pt" officeooo:rsid="000f4ea3" officeooo:paragraph-rsid="000fcf49" style:font-size-asian="11.3500003814697pt" style:font-size-complex="13pt"/>
    </style:style>
    <style:style style:name="P12" style:family="paragraph" style:parent-style-name="Preformatted_20_Text">
      <style:text-properties style:font-name="Times" fo:font-size="13pt" officeooo:rsid="0014a506" officeooo:paragraph-rsid="0014a506" style:font-size-asian="11.3500003814697pt" style:font-size-complex="13pt"/>
    </style:style>
    <style:style style:name="P13" style:family="paragraph" style:parent-style-name="Preformatted_20_Text">
      <style:text-properties style:font-name="Times" fo:font-size="13pt" officeooo:rsid="0014a506" officeooo:paragraph-rsid="009351a5" style:font-size-asian="11.3500003814697pt" style:font-size-complex="13pt"/>
    </style:style>
    <style:style style:name="P14" style:family="paragraph" style:parent-style-name="Preformatted_20_Text">
      <style:text-properties style:font-name="Times" fo:font-size="13pt" officeooo:rsid="0027b3a0" officeooo:paragraph-rsid="0027b3a0" style:font-size-asian="11.3500003814697pt" style:font-size-complex="13pt"/>
    </style:style>
    <style:style style:name="P15" style:family="paragraph" style:parent-style-name="Preformatted_20_Text">
      <style:text-properties style:font-name="Times" fo:font-size="13pt" officeooo:rsid="0027b3a0" officeooo:paragraph-rsid="00c4004a" style:font-size-asian="11.3500003814697pt" style:font-size-complex="13pt"/>
    </style:style>
    <style:style style:name="P16" style:family="paragraph" style:parent-style-name="Preformatted_20_Text">
      <style:text-properties style:font-name="Times" fo:font-size="13pt" officeooo:rsid="0027b3a0" officeooo:paragraph-rsid="01056ca8" style:font-size-asian="11.3500003814697pt" style:font-size-complex="13pt"/>
    </style:style>
    <style:style style:name="P17" style:family="paragraph" style:parent-style-name="Preformatted_20_Text">
      <style:text-properties style:font-name="Times" fo:font-size="13pt" officeooo:rsid="0031fc4d" officeooo:paragraph-rsid="0031fc4d" style:font-size-asian="11.3500003814697pt" style:font-size-complex="13pt"/>
    </style:style>
    <style:style style:name="P18" style:family="paragraph" style:parent-style-name="Preformatted_20_Text">
      <style:text-properties style:font-name="Times" fo:font-size="13pt" officeooo:rsid="004611e9" officeooo:paragraph-rsid="004611e9" style:font-size-asian="11.3500003814697pt" style:font-size-complex="13pt"/>
    </style:style>
    <style:style style:name="P19" style:family="paragraph" style:parent-style-name="Preformatted_20_Text">
      <style:text-properties style:font-name="Times" fo:font-size="13pt" officeooo:rsid="004611e9" officeooo:paragraph-rsid="01132371" style:font-size-asian="11.3500003814697pt" style:font-size-complex="13pt"/>
    </style:style>
    <style:style style:name="P20" style:family="paragraph" style:parent-style-name="Preformatted_20_Text">
      <style:text-properties style:font-name="Times" fo:font-size="13pt" officeooo:rsid="004cb73a" officeooo:paragraph-rsid="004cb73a" style:font-size-asian="11.3500003814697pt" style:font-size-complex="13pt"/>
    </style:style>
    <style:style style:name="P21" style:family="paragraph" style:parent-style-name="Preformatted_20_Text">
      <style:text-properties style:font-name="Times" fo:font-size="13pt" officeooo:rsid="004cb73a" officeooo:paragraph-rsid="005d1322" style:font-size-asian="11.3500003814697pt" style:font-size-complex="13pt"/>
    </style:style>
    <style:style style:name="P22" style:family="paragraph" style:parent-style-name="Preformatted_20_Text">
      <style:text-properties style:font-name="Times" fo:font-size="13pt" officeooo:rsid="004cb73a" officeooo:paragraph-rsid="0121b569" style:font-size-asian="11.3500003814697pt" style:font-size-complex="13pt"/>
    </style:style>
    <style:style style:name="P23" style:family="paragraph" style:parent-style-name="Preformatted_20_Text">
      <style:text-properties style:font-name="Times" fo:font-size="13pt" officeooo:rsid="005d1322" officeooo:paragraph-rsid="005d1322" style:font-size-asian="11.3500003814697pt" style:font-size-complex="13pt"/>
    </style:style>
    <style:style style:name="P24" style:family="paragraph" style:parent-style-name="Preformatted_20_Text">
      <style:text-properties style:font-name="Times" fo:font-size="13pt" officeooo:rsid="0041117a" officeooo:paragraph-rsid="0042186a" style:font-size-asian="11.3500003814697pt" style:font-size-complex="13pt"/>
    </style:style>
    <style:style style:name="P25" style:family="paragraph" style:parent-style-name="Preformatted_20_Text">
      <style:text-properties style:font-name="Times" fo:font-size="13pt" officeooo:rsid="0068dd0d" officeooo:paragraph-rsid="0068dd0d" style:font-size-asian="11.3500003814697pt" style:font-size-complex="13pt"/>
    </style:style>
    <style:style style:name="P26" style:family="paragraph" style:parent-style-name="Preformatted_20_Text">
      <style:text-properties style:font-name="Times" fo:font-size="13pt" officeooo:rsid="008e54be" officeooo:paragraph-rsid="008e54be" style:font-size-asian="11.3500003814697pt" style:font-size-complex="13pt"/>
    </style:style>
    <style:style style:name="P27" style:family="paragraph" style:parent-style-name="Preformatted_20_Text">
      <style:text-properties style:font-name="Times" fo:font-size="13pt" officeooo:rsid="009351a5" officeooo:paragraph-rsid="009351a5" style:font-size-asian="11.3500003814697pt" style:font-size-complex="13pt"/>
    </style:style>
    <style:style style:name="P28" style:family="paragraph" style:parent-style-name="Preformatted_20_Text">
      <style:text-properties style:font-name="Times" fo:font-size="13pt" officeooo:rsid="009351a5" officeooo:paragraph-rsid="00946b0a" style:font-size-asian="11.3500003814697pt" style:font-size-complex="13pt"/>
    </style:style>
    <style:style style:name="P29" style:family="paragraph" style:parent-style-name="Preformatted_20_Text">
      <style:text-properties style:font-name="Times" fo:font-size="13pt" officeooo:rsid="009351a5" officeooo:paragraph-rsid="009493d1" style:font-size-asian="11.3500003814697pt" style:font-size-complex="13pt"/>
    </style:style>
    <style:style style:name="P30" style:family="paragraph" style:parent-style-name="Preformatted_20_Text">
      <style:text-properties style:font-name="Times" fo:font-size="13pt" officeooo:rsid="009351a5" officeooo:paragraph-rsid="00956db2" style:font-size-asian="11.3500003814697pt" style:font-size-complex="13pt"/>
    </style:style>
    <style:style style:name="P31" style:family="paragraph" style:parent-style-name="Preformatted_20_Text">
      <style:text-properties style:font-name="Times" fo:font-size="13pt" officeooo:rsid="009351a5" officeooo:paragraph-rsid="0095e1dc" style:font-size-asian="11.3500003814697pt" style:font-size-complex="13pt"/>
    </style:style>
    <style:style style:name="P32" style:family="paragraph" style:parent-style-name="Preformatted_20_Text">
      <style:text-properties style:font-name="Times" fo:font-size="13pt" officeooo:rsid="009b853b" officeooo:paragraph-rsid="009b853b" style:font-size-asian="11.3500003814697pt" style:font-size-complex="13pt"/>
    </style:style>
    <style:style style:name="P33" style:family="paragraph" style:parent-style-name="Preformatted_20_Text">
      <style:text-properties style:font-name="Times" fo:font-size="13pt" officeooo:rsid="009b853b" officeooo:paragraph-rsid="00a18777" style:font-size-asian="11.3500003814697pt" style:font-size-complex="13pt"/>
    </style:style>
    <style:style style:name="P34" style:family="paragraph" style:parent-style-name="Preformatted_20_Text">
      <style:text-properties style:font-name="Times" fo:font-size="13pt" officeooo:rsid="00add1e4" officeooo:paragraph-rsid="00add1e4" style:font-size-asian="11.3500003814697pt" style:font-size-complex="13pt"/>
    </style:style>
    <style:style style:name="P35" style:family="paragraph" style:parent-style-name="Preformatted_20_Text">
      <style:text-properties style:font-name="Times" fo:font-size="13pt" officeooo:rsid="00add1e4" officeooo:paragraph-rsid="00ae9abb" style:font-size-asian="11.3500003814697pt" style:font-size-complex="13pt"/>
    </style:style>
    <style:style style:name="P36" style:family="paragraph" style:parent-style-name="Preformatted_20_Text">
      <style:text-properties style:font-name="Times" fo:font-size="13pt" officeooo:rsid="00c6de7a" officeooo:paragraph-rsid="00c6de7a" style:font-size-asian="11.3500003814697pt" style:font-size-complex="13pt"/>
    </style:style>
    <style:style style:name="P37" style:family="paragraph" style:parent-style-name="Preformatted_20_Text">
      <style:text-properties style:font-name="Times" fo:font-size="13pt" officeooo:rsid="00daa9a6" officeooo:paragraph-rsid="00daa9a6" style:font-size-asian="11.3500003814697pt" style:font-size-complex="13pt"/>
    </style:style>
    <style:style style:name="P38" style:family="paragraph" style:parent-style-name="Preformatted_20_Text">
      <style:text-properties style:font-name="Times" fo:font-size="13pt" officeooo:rsid="00e58d75" officeooo:paragraph-rsid="00e58d75" style:font-size-asian="11.3500003814697pt" style:font-size-complex="13pt"/>
    </style:style>
    <style:style style:name="P39" style:family="paragraph" style:parent-style-name="Preformatted_20_Text">
      <style:text-properties style:font-name="Times" fo:font-size="13pt" officeooo:rsid="00e58d75" officeooo:paragraph-rsid="00f05123" style:font-size-asian="11.3500003814697pt" style:font-size-complex="13pt"/>
    </style:style>
    <style:style style:name="P40" style:family="paragraph" style:parent-style-name="Preformatted_20_Text">
      <style:text-properties style:font-name="Times" fo:font-size="13pt" officeooo:rsid="00e58d75" officeooo:paragraph-rsid="014885ba" style:font-size-asian="11.3500003814697pt" style:font-size-complex="13pt"/>
    </style:style>
    <style:style style:name="P41" style:family="paragraph" style:parent-style-name="Preformatted_20_Text">
      <style:text-properties style:font-name="Times" fo:font-size="13pt" officeooo:rsid="00e58d75" officeooo:paragraph-rsid="01514c68" style:font-size-asian="11.3500003814697pt" style:font-size-complex="13pt"/>
    </style:style>
    <style:style style:name="P42" style:family="paragraph" style:parent-style-name="Preformatted_20_Text">
      <style:text-properties style:font-name="Times" fo:font-size="13pt" officeooo:rsid="00f2cbbc" officeooo:paragraph-rsid="00f2cbbc" style:font-size-asian="11.3500003814697pt" style:font-size-complex="13pt"/>
    </style:style>
    <style:style style:name="P43" style:family="paragraph" style:parent-style-name="Preformatted_20_Text">
      <style:text-properties style:font-name="Times" fo:font-size="13pt" officeooo:rsid="012a12ef" officeooo:paragraph-rsid="012a12ef" style:font-size-asian="11.3500003814697pt" style:font-size-complex="13pt"/>
    </style:style>
    <style:style style:name="P44" style:family="paragraph" style:parent-style-name="Preformatted_20_Text">
      <style:text-properties style:font-name="Times" fo:font-size="13pt" officeooo:rsid="012a12ef" officeooo:paragraph-rsid="013c40b1" style:font-size-asian="11.3500003814697pt" style:font-size-complex="13pt"/>
    </style:style>
    <style:style style:name="P45" style:family="paragraph" style:parent-style-name="Preformatted_20_Text">
      <style:text-properties style:font-name="Times" fo:font-size="13pt" officeooo:rsid="013b4435" officeooo:paragraph-rsid="013b4435" style:font-size-asian="11.3500003814697pt" style:font-size-complex="13pt"/>
    </style:style>
    <style:style style:name="P46" style:family="paragraph" style:parent-style-name="Preformatted_20_Text">
      <style:text-properties style:font-name="Times" fo:font-size="13pt" officeooo:rsid="0159611b" officeooo:paragraph-rsid="0159611b" style:font-size-asian="11.3500003814697pt" style:font-size-complex="13pt"/>
    </style:style>
    <style:style style:name="P47" style:family="paragraph" style:parent-style-name="Preformatted_20_Text">
      <style:text-properties style:font-name="Times" fo:font-size="13pt" officeooo:rsid="00e6ad01" officeooo:paragraph-rsid="00f91b2e" style:font-size-asian="11.3500003814697pt" style:font-size-complex="13pt"/>
    </style:style>
    <style:style style:name="P48" style:family="paragraph" style:parent-style-name="Preformatted_20_Text">
      <style:text-properties style:font-name="Times" fo:font-size="13pt" officeooo:rsid="00548e7d" officeooo:paragraph-rsid="00548e7d" style:font-name-asian="Noto Sans Mono CJK SC" style:font-size-asian="11.3500003814697pt" style:font-name-complex="Liberation Mono" style:font-size-complex="13pt"/>
    </style:style>
    <style:style style:name="P49" style:family="paragraph" style:parent-style-name="Preformatted_20_Text">
      <style:text-properties style:font-name="Times" fo:font-size="13pt" officeooo:rsid="002f1623" officeooo:paragraph-rsid="00c4004a" style:font-name-asian="Noto Sans Mono CJK SC" style:font-size-asian="11.3500003814697pt" style:font-name-complex="Liberation Mono" style:font-size-complex="13pt"/>
    </style:style>
    <style:style style:name="P50" style:family="paragraph" style:parent-style-name="Preformatted_20_Text">
      <style:text-properties style:font-name="Times" fo:font-size="13pt" officeooo:rsid="002997df" officeooo:paragraph-rsid="0027b3a0" style:font-name-asian="Noto Sans Mono CJK SC" style:font-size-asian="11.3500003814697pt" style:font-name-complex="Liberation Mono" style:font-size-complex="13pt"/>
    </style:style>
    <style:style style:name="P51" style:family="paragraph" style:parent-style-name="Preformatted_20_Text">
      <style:text-properties style:font-name="Times" fo:font-size="13pt" officeooo:rsid="002997df" officeooo:paragraph-rsid="00c4004a" style:font-name-asian="Noto Sans Mono CJK SC" style:font-size-asian="11.3500003814697pt" style:font-name-complex="Liberation Mono" style:font-size-complex="13pt"/>
    </style:style>
    <style:style style:name="P52" style:family="paragraph" style:parent-style-name="Preformatted_20_Text">
      <style:text-properties style:font-name="Times" fo:font-size="13pt" officeooo:rsid="00d055e2" officeooo:paragraph-rsid="00d055e2" style:font-name-asian="Noto Sans Mono CJK SC" style:font-size-asian="11.3500003814697pt" style:font-name-complex="Liberation Mono" style:font-size-complex="13pt"/>
    </style:style>
    <style:style style:name="P53" style:family="paragraph" style:parent-style-name="Preformatted_20_Text">
      <style:text-properties style:font-name="Times" fo:font-size="13pt" officeooo:rsid="00d055e2" officeooo:paragraph-rsid="00d1a123" style:font-name-asian="Noto Sans Mono CJK SC" style:font-size-asian="11.3500003814697pt" style:font-name-complex="Liberation Mono" style:font-size-complex="13pt"/>
    </style:style>
    <style:style style:name="P54" style:family="paragraph" style:parent-style-name="Preformatted_20_Text">
      <style:text-properties style:font-name="Times" fo:font-size="13pt" officeooo:rsid="01111290" officeooo:paragraph-rsid="010eba04" fo:background-color="transparent" style:font-size-asian="11.3500003814697pt" style:font-size-complex="13pt"/>
    </style:style>
    <style:style style:name="P55" style:family="paragraph" style:parent-style-name="Preformatted_20_Text">
      <style:text-properties style:font-name="Times" fo:font-size="13pt" officeooo:rsid="01111290" officeooo:paragraph-rsid="011d2a72" fo:background-color="transparent" style:font-size-asian="11.3500003814697pt" style:font-size-complex="13pt"/>
    </style:style>
    <style:style style:name="P56" style:family="paragraph" style:parent-style-name="Preformatted_20_Text">
      <style:text-properties style:font-name="Times" fo:font-size="13pt" officeooo:rsid="01111290" officeooo:paragraph-rsid="0121b569" fo:background-color="transparent" style:font-size-asian="11.3500003814697pt" style:font-size-complex="13pt"/>
    </style:style>
    <style:style style:name="P57" style:family="paragraph" style:parent-style-name="Preformatted_20_Text">
      <style:text-properties style:font-name="Times" fo:font-size="13pt" officeooo:rsid="01111290" officeooo:paragraph-rsid="0126ad4d" fo:background-color="transparent" style:font-size-asian="11.3500003814697pt" style:font-size-complex="13pt"/>
    </style:style>
    <style:style style:name="P58" style:family="paragraph" style:parent-style-name="Preformatted_20_Text">
      <style:text-properties style:font-name="Times" fo:font-size="13pt" officeooo:rsid="01111290" officeooo:paragraph-rsid="011fd36c" fo:background-color="transparent" style:font-name-asian="Noto Sans Mono CJK SC" style:font-size-asian="11.3500003814697pt" style:font-name-complex="Liberation Mono" style:font-size-complex="13pt"/>
    </style:style>
    <style:style style:name="P59" style:family="paragraph" style:parent-style-name="Preformatted_20_Text">
      <style:text-properties officeooo:paragraph-rsid="00065b3d"/>
    </style:style>
    <style:style style:name="P60" style:family="paragraph" style:parent-style-name="Preformatted_20_Text">
      <style:text-properties officeooo:rsid="00099e5a" officeooo:paragraph-rsid="00099e5a"/>
    </style:style>
    <style:style style:name="P61" style:family="paragraph" style:parent-style-name="Preformatted_20_Text">
      <style:text-properties officeooo:rsid="0014a506" officeooo:paragraph-rsid="0014a506"/>
    </style:style>
    <style:style style:name="P62" style:family="paragraph" style:parent-style-name="Preformatted_20_Text">
      <style:text-properties officeooo:rsid="0014a506" officeooo:paragraph-rsid="0019243a"/>
    </style:style>
    <style:style style:name="P63" style:family="paragraph" style:parent-style-name="Preformatted_20_Text">
      <style:text-properties officeooo:rsid="0014a506" officeooo:paragraph-rsid="009351a5"/>
    </style:style>
    <style:style style:name="P64" style:family="paragraph" style:parent-style-name="Preformatted_20_Text">
      <style:text-properties officeooo:paragraph-rsid="0031fc4d"/>
    </style:style>
    <style:style style:name="P65" style:family="paragraph" style:parent-style-name="Preformatted_20_Text">
      <style:text-properties officeooo:paragraph-rsid="00548e7d"/>
    </style:style>
    <style:style style:name="P66" style:family="paragraph" style:parent-style-name="Preformatted_20_Text">
      <style:text-properties officeooo:paragraph-rsid="0068dd0d"/>
    </style:style>
    <style:style style:name="P67" style:family="paragraph" style:parent-style-name="Preformatted_20_Text">
      <style:text-properties officeooo:paragraph-rsid="0014a506"/>
    </style:style>
    <style:style style:name="P68" style:family="paragraph" style:parent-style-name="Preformatted_20_Text">
      <style:text-properties officeooo:paragraph-rsid="004cb73a"/>
    </style:style>
    <style:style style:name="P69" style:family="paragraph" style:parent-style-name="Preformatted_20_Text">
      <style:text-properties officeooo:rsid="00548e7d" officeooo:paragraph-rsid="011fd36c"/>
    </style:style>
    <style:style style:name="P70" style:family="paragraph" style:parent-style-name="Preformatted_20_Text">
      <style:text-properties officeooo:paragraph-rsid="00a18777"/>
    </style:style>
    <style:style style:name="P71" style:family="paragraph" style:parent-style-name="Preformatted_20_Text">
      <style:text-properties fo:color="#c9211e" officeooo:paragraph-rsid="00a18777"/>
    </style:style>
    <style:style style:name="P72" style:family="paragraph" style:parent-style-name="Preformatted_20_Text">
      <style:text-properties fo:color="#c9211e" officeooo:paragraph-rsid="00aa4a50"/>
    </style:style>
    <style:style style:name="P73" style:family="paragraph" style:parent-style-name="Preformatted_20_Text">
      <style:text-properties officeooo:paragraph-rsid="00ae9abb"/>
    </style:style>
    <style:style style:name="P74" style:family="paragraph" style:parent-style-name="Preformatted_20_Text">
      <style:text-properties officeooo:paragraph-rsid="00c4004a"/>
    </style:style>
    <style:style style:name="P75" style:family="paragraph" style:parent-style-name="Preformatted_20_Text">
      <style:text-properties officeooo:paragraph-rsid="01064f61"/>
    </style:style>
    <style:style style:name="P76" style:family="paragraph" style:parent-style-name="Preformatted_20_Text">
      <style:text-properties officeooo:paragraph-rsid="010eba04"/>
    </style:style>
    <style:style style:name="P77" style:family="paragraph" style:parent-style-name="Preformatted_20_Text">
      <style:text-properties officeooo:paragraph-rsid="010eba04" fo:background-color="transparent"/>
    </style:style>
    <style:style style:name="P78" style:family="paragraph" style:parent-style-name="Preformatted_20_Text">
      <style:text-properties officeooo:paragraph-rsid="011d2a72" fo:background-color="transparent"/>
    </style:style>
    <style:style style:name="P79" style:family="paragraph" style:parent-style-name="Preformatted_20_Text">
      <style:text-properties officeooo:paragraph-rsid="011fd36c" fo:background-color="transparent"/>
    </style:style>
    <style:style style:name="P80" style:family="paragraph" style:parent-style-name="Preformatted_20_Text">
      <style:text-properties officeooo:paragraph-rsid="0121b569" fo:background-color="transparent"/>
    </style:style>
    <style:style style:name="P81" style:family="paragraph" style:parent-style-name="Preformatted_20_Text">
      <style:text-properties officeooo:paragraph-rsid="0126ad4d" fo:background-color="transparent"/>
    </style:style>
    <style:style style:name="P82" style:family="paragraph" style:parent-style-name="Preformatted_20_Text">
      <style:text-properties officeooo:paragraph-rsid="01189524"/>
    </style:style>
    <style:style style:name="P83" style:family="paragraph" style:parent-style-name="Preformatted_20_Text">
      <style:text-properties officeooo:paragraph-rsid="011fd36c"/>
    </style:style>
    <style:style style:name="P84" style:family="paragraph" style:parent-style-name="Preformatted_20_Text">
      <style:text-properties officeooo:paragraph-rsid="0121b569"/>
    </style:style>
    <style:style style:name="P85" style:family="paragraph" style:parent-style-name="Preformatted_20_Text">
      <style:text-properties officeooo:paragraph-rsid="01238790"/>
    </style:style>
    <style:style style:name="P86" style:family="paragraph" style:parent-style-name="Preformatted_20_Text">
      <style:text-properties officeooo:paragraph-rsid="01256afc"/>
    </style:style>
    <style:style style:name="P87" style:family="paragraph" style:parent-style-name="Preformatted_20_Text">
      <style:text-properties officeooo:paragraph-rsid="0126ad4d"/>
    </style:style>
    <style:style style:name="P88" style:family="paragraph" style:parent-style-name="Preformatted_20_Text">
      <style:text-properties officeooo:paragraph-rsid="013fbde9"/>
    </style:style>
    <style:style style:name="P89" style:family="paragraph" style:parent-style-name="Standard">
      <style:text-properties officeooo:paragraph-rsid="011d2a72"/>
    </style:style>
    <style:style style:name="P90" style:family="paragraph" style:parent-style-name="Standard">
      <style:text-properties officeooo:paragraph-rsid="011fd36c"/>
    </style:style>
    <style:style style:name="P91" style:family="paragraph" style:parent-style-name="Standard">
      <style:text-properties officeooo:paragraph-rsid="0121b569"/>
    </style:style>
    <style:style style:name="P92" style:family="paragraph" style:parent-style-name="Standard">
      <style:text-properties style:font-name="Times" fo:font-size="13pt" officeooo:rsid="00e58d75" officeooo:paragraph-rsid="01514c68" style:font-size-asian="11.3500003814697pt" style:font-size-complex="13pt"/>
    </style:style>
    <style:style style:name="P93" style:family="paragraph" style:parent-style-name="Preformatted_20_Text">
      <style:text-properties fo:color="#c9211e" officeooo:paragraph-rsid="00a18777"/>
    </style:style>
    <style:style style:name="P94" style:family="paragraph" style:parent-style-name="Preformatted_20_Text">
      <style:text-properties officeooo:paragraph-rsid="0175c102"/>
    </style:style>
    <style:style style:name="P95" style:family="paragraph" style:parent-style-name="Preformatted_20_Text">
      <style:text-properties fo:color="#000000" officeooo:paragraph-rsid="0014a506"/>
    </style:style>
    <style:style style:name="P96" style:family="paragraph" style:parent-style-name="Preformatted_20_Text">
      <style:text-properties officeooo:paragraph-rsid="0019243a"/>
    </style:style>
    <style:style style:name="P97" style:family="paragraph" style:parent-style-name="Preformatted_20_Text">
      <style:text-properties officeooo:paragraph-rsid="0179380c"/>
    </style:style>
    <style:style style:name="P98" style:family="paragraph" style:parent-style-name="Preformatted_20_Text">
      <style:text-properties officeooo:rsid="0014a506" officeooo:paragraph-rsid="0019243a"/>
    </style:style>
    <style:style style:name="P99" style:family="paragraph" style:parent-style-name="Preformatted_20_Text">
      <style:text-properties officeooo:paragraph-rsid="012a12ef"/>
    </style:style>
    <style:style style:name="P100" style:family="paragraph" style:parent-style-name="Preformatted_20_Text">
      <style:text-properties style:font-name="Times" fo:font-size="13pt" officeooo:rsid="012a12ef" officeooo:paragraph-rsid="017fcf23" style:font-size-asian="11.3500003814697pt" style:font-size-complex="13pt"/>
    </style:style>
    <style:style style:name="P101" style:family="paragraph" style:parent-style-name="Preformatted_20_Text">
      <style:text-properties style:font-name="Times" fo:font-size="13pt" officeooo:rsid="012a12ef" officeooo:paragraph-rsid="01804baa" style:font-size-asian="11.3500003814697pt" style:font-size-complex="13pt"/>
    </style:style>
    <style:style style:name="P102" style:family="paragraph" style:parent-style-name="Preformatted_20_Text">
      <style:text-properties style:font-name="Times" fo:font-size="13pt" officeooo:rsid="012a12ef" officeooo:paragraph-rsid="01816625" style:font-size-asian="11.3500003814697pt" style:font-size-complex="13pt"/>
    </style:style>
    <style:style style:name="T1" style:family="text">
      <style:text-properties style:font-name="Times" fo:font-size="13pt" style:font-size-asian="11.3500003814697pt" style:font-size-complex="13pt"/>
    </style:style>
    <style:style style:name="T2" style:family="text">
      <style:text-properties style:font-name="Times" fo:font-size="13pt" officeooo:rsid="00065b3d" style:font-size-asian="11.3500003814697pt" style:font-size-complex="13pt"/>
    </style:style>
    <style:style style:name="T3" style:family="text">
      <style:text-properties style:font-name="Times" fo:font-size="13pt" officeooo:rsid="0007530a" style:font-size-asian="11.3500003814697pt" style:font-size-complex="13pt"/>
    </style:style>
    <style:style style:name="T4" style:family="text">
      <style:text-properties style:font-name="Times" fo:font-size="13pt" officeooo:rsid="000bf4ab" style:font-size-asian="11.3500003814697pt" style:font-size-complex="13pt"/>
    </style:style>
    <style:style style:name="T5" style:family="text">
      <style:text-properties style:font-name="Times" fo:font-size="13pt" officeooo:rsid="000f4ea3" style:font-size-asian="11.3500003814697pt" style:font-size-complex="13pt"/>
    </style:style>
    <style:style style:name="T6" style:family="text">
      <style:text-properties style:font-name="Times" fo:font-size="13pt" officeooo:rsid="0014a506" style:font-size-asian="11.3500003814697pt" style:font-size-complex="13pt"/>
    </style:style>
    <style:style style:name="T7" style:family="text">
      <style:text-properties style:font-name="Times" fo:font-size="13pt" officeooo:rsid="0017e16f" style:font-size-asian="11.3500003814697pt" style:font-size-complex="13pt"/>
    </style:style>
    <style:style style:name="T8" style:family="text">
      <style:text-properties style:font-name="Times" fo:font-size="13pt" officeooo:rsid="0019243a" style:font-size-asian="11.3500003814697pt" style:font-size-complex="13pt"/>
    </style:style>
    <style:style style:name="T9" style:family="text">
      <style:text-properties style:font-name="Times" fo:font-size="13pt" officeooo:rsid="001ae8fd" style:font-size-asian="11.3500003814697pt" style:font-size-complex="13pt"/>
    </style:style>
    <style:style style:name="T10" style:family="text">
      <style:text-properties style:font-name="Times" fo:font-size="13pt" officeooo:rsid="001bf9a3" style:font-size-asian="11.3500003814697pt" style:font-size-complex="13pt"/>
    </style:style>
    <style:style style:name="T11" style:family="text">
      <style:text-properties style:font-name="Times" fo:font-size="13pt" officeooo:rsid="0027b3a0" style:font-size-asian="11.3500003814697pt" style:font-size-complex="13pt"/>
    </style:style>
    <style:style style:name="T12" style:family="text">
      <style:text-properties style:font-name="Times" fo:font-size="13pt" officeooo:rsid="003b4fe0" style:font-size-asian="11.3500003814697pt" style:font-size-complex="13pt"/>
    </style:style>
    <style:style style:name="T13" style:family="text">
      <style:text-properties style:font-name="Times" fo:font-size="13pt" officeooo:rsid="0031fc4d" style:font-size-asian="11.3500003814697pt" style:font-size-complex="13pt"/>
    </style:style>
    <style:style style:name="T14" style:family="text">
      <style:text-properties style:font-name="Times" fo:font-size="13pt" officeooo:rsid="0033ca29" style:font-size-asian="11.3500003814697pt" style:font-size-complex="13pt"/>
    </style:style>
    <style:style style:name="T15" style:family="text">
      <style:text-properties style:font-name="Times" fo:font-size="13pt" officeooo:rsid="0039c6d4" style:font-size-asian="11.3500003814697pt" style:font-size-complex="13pt"/>
    </style:style>
    <style:style style:name="T16" style:family="text">
      <style:text-properties style:font-name="Times" fo:font-size="13pt" officeooo:rsid="00363857" style:font-size-asian="11.3500003814697pt" style:font-size-complex="13pt"/>
    </style:style>
    <style:style style:name="T17" style:family="text">
      <style:text-properties style:font-name="Times" fo:font-size="13pt" officeooo:rsid="00393d57" style:font-size-asian="11.3500003814697pt" style:font-size-complex="13pt"/>
    </style:style>
    <style:style style:name="T18" style:family="text">
      <style:text-properties style:font-name="Times" fo:font-size="13pt" officeooo:rsid="003fa2b9" style:font-size-asian="11.3500003814697pt" style:font-size-complex="13pt"/>
    </style:style>
    <style:style style:name="T19" style:family="text">
      <style:text-properties style:font-name="Times" fo:font-size="13pt" officeooo:rsid="0040eb6d" style:font-size-asian="11.3500003814697pt" style:font-size-complex="13pt"/>
    </style:style>
    <style:style style:name="T20" style:family="text">
      <style:text-properties style:font-name="Times" fo:font-size="13pt" officeooo:rsid="0041117a" style:font-size-asian="11.3500003814697pt" style:font-size-complex="13pt"/>
    </style:style>
    <style:style style:name="T21" style:family="text">
      <style:text-properties style:font-name="Times" fo:font-size="13pt" officeooo:rsid="00548e7d" style:font-size-asian="11.3500003814697pt" style:font-size-complex="13pt"/>
    </style:style>
    <style:style style:name="T22" style:family="text">
      <style:text-properties style:font-name="Times" fo:font-size="13pt" officeooo:rsid="004611e9" style:font-size-asian="11.3500003814697pt" style:font-size-complex="13pt"/>
    </style:style>
    <style:style style:name="T23" style:family="text">
      <style:text-properties style:font-name="Times" fo:font-size="13pt" officeooo:rsid="006b5051" style:font-size-asian="11.3500003814697pt" style:font-size-complex="13pt"/>
    </style:style>
    <style:style style:name="T24" style:family="text">
      <style:text-properties style:font-name="Times" fo:font-size="13pt" officeooo:rsid="0075560d" style:font-size-asian="11.3500003814697pt" style:font-size-complex="13pt"/>
    </style:style>
    <style:style style:name="T25" style:family="text">
      <style:text-properties style:font-name="Times" fo:font-size="13pt" officeooo:rsid="00469ef8" style:font-size-asian="11.3500003814697pt" style:font-size-complex="13pt"/>
    </style:style>
    <style:style style:name="T26" style:family="text">
      <style:text-properties style:font-name="Times" fo:font-size="13pt" officeooo:rsid="004cb73a" style:font-size-asian="11.3500003814697pt" style:font-size-complex="13pt"/>
    </style:style>
    <style:style style:name="T27" style:family="text">
      <style:text-properties style:font-name="Times" fo:font-size="13pt" officeooo:rsid="007c710d" style:font-size-asian="11.3500003814697pt" style:font-size-complex="13pt"/>
    </style:style>
    <style:style style:name="T28" style:family="text">
      <style:text-properties style:font-name="Times" fo:font-size="13pt" officeooo:rsid="007e4794" style:font-size-asian="11.3500003814697pt" style:font-size-complex="13pt"/>
    </style:style>
    <style:style style:name="T29" style:family="text">
      <style:text-properties style:font-name="Times" fo:font-size="13pt" officeooo:rsid="00862cb2" style:font-size-asian="11.3500003814697pt" style:font-size-complex="13pt"/>
    </style:style>
    <style:style style:name="T30" style:family="text">
      <style:text-properties style:font-name="Times" fo:font-size="13pt" officeooo:rsid="0089a22d" style:font-size-asian="11.3500003814697pt" style:font-size-complex="13pt"/>
    </style:style>
    <style:style style:name="T31" style:family="text">
      <style:text-properties style:font-name="Times" fo:font-size="13pt" officeooo:rsid="0068dd0d" style:font-size-asian="11.3500003814697pt" style:font-size-complex="13pt"/>
    </style:style>
    <style:style style:name="T32" style:family="text">
      <style:text-properties style:font-name="Times" fo:font-size="13pt" officeooo:rsid="009b853b" style:font-size-asian="11.3500003814697pt" style:font-size-complex="13pt"/>
    </style:style>
    <style:style style:name="T33" style:family="text">
      <style:text-properties style:font-name="Times" fo:font-size="13pt" officeooo:rsid="009d3b50" style:font-size-asian="11.3500003814697pt" style:font-size-complex="13pt"/>
    </style:style>
    <style:style style:name="T34" style:family="text">
      <style:text-properties style:font-name="Times" fo:font-size="13pt" officeooo:rsid="00a3ceb9" style:font-size-asian="11.3500003814697pt" style:font-size-complex="13pt"/>
    </style:style>
    <style:style style:name="T35" style:family="text">
      <style:text-properties style:font-name="Times" fo:font-size="13pt" officeooo:rsid="00a53319" style:font-size-asian="11.3500003814697pt" style:font-size-complex="13pt"/>
    </style:style>
    <style:style style:name="T36" style:family="text">
      <style:text-properties style:font-name="Times" fo:font-size="13pt" officeooo:rsid="00a77ef9" style:font-size-asian="11.3500003814697pt" style:font-size-complex="13pt"/>
    </style:style>
    <style:style style:name="T37" style:family="text">
      <style:text-properties style:font-name="Times" fo:font-size="13pt" officeooo:rsid="00add1e4" style:font-size-asian="11.3500003814697pt" style:font-size-complex="13pt"/>
    </style:style>
    <style:style style:name="T38" style:family="text">
      <style:text-properties style:font-name="Times" fo:font-size="13pt" officeooo:rsid="00b40908" style:font-size-asian="11.3500003814697pt" style:font-size-complex="13pt"/>
    </style:style>
    <style:style style:name="T39" style:family="text">
      <style:text-properties style:font-name="Times" fo:font-size="13pt" officeooo:rsid="00b6a941" style:font-size-asian="11.3500003814697pt" style:font-size-complex="13pt"/>
    </style:style>
    <style:style style:name="T40" style:family="text">
      <style:text-properties style:font-name="Times" fo:font-size="13pt" officeooo:rsid="00bff933" style:font-size-asian="11.3500003814697pt" style:font-size-complex="13pt"/>
    </style:style>
    <style:style style:name="T41" style:family="text">
      <style:text-properties style:font-name="Times" fo:font-size="13pt" officeooo:rsid="00c1ef6d" style:font-size-asian="11.3500003814697pt" style:font-size-complex="13pt"/>
    </style:style>
    <style:style style:name="T42" style:family="text">
      <style:text-properties style:font-name="Times" fo:font-size="13pt" officeooo:rsid="01111290" style:font-size-asian="11.3500003814697pt" style:font-size-complex="13pt"/>
    </style:style>
    <style:style style:name="T43" style:family="text">
      <style:text-properties style:font-name="Times" fo:font-size="13pt" officeooo:rsid="010bb396" style:font-size-asian="11.3500003814697pt" style:font-size-complex="13pt"/>
    </style:style>
    <style:style style:name="T44" style:family="text">
      <style:text-properties style:font-name="Times" fo:font-size="13pt" officeooo:rsid="00592541" style:font-size-asian="11.3500003814697pt" style:font-size-complex="13pt"/>
    </style:style>
    <style:style style:name="T45" style:family="text">
      <style:text-properties style:font-name="Times" fo:font-size="13pt" officeooo:rsid="013fbde9" style:font-size-asian="11.3500003814697pt" style:font-size-complex="13pt"/>
    </style:style>
    <style:style style:name="T46" style:family="text">
      <style:text-properties style:font-name="Times" fo:font-size="13pt" officeooo:rsid="007280c2" style:font-size-asian="11.3500003814697pt" style:font-size-complex="13pt"/>
    </style:style>
    <style:style style:name="T47" style:family="text">
      <style:text-properties style:font-name="Times" fo:font-size="13pt" officeooo:rsid="017c9f1f" style:font-size-asian="11.3500003814697pt" style:font-size-complex="13pt"/>
    </style:style>
    <style:style style:name="T48" style:family="text">
      <style:text-properties style:font-name="Times" fo:font-size="13pt" officeooo:rsid="012a12ef" style:font-size-asian="11.3500003814697pt" style:font-size-complex="13pt"/>
    </style:style>
    <style:style style:name="T49" style:family="text">
      <style:text-properties style:font-name="Times" fo:font-size="13pt" officeooo:rsid="017e1257" style:font-size-asian="11.3500003814697pt" style:font-size-complex="13pt"/>
    </style:style>
    <style:style style:name="T50" style:family="text">
      <style:text-properties style:font-name="Times" fo:font-size="13pt" officeooo:rsid="012aed05" style:font-size-asian="11.3500003814697pt" style:font-size-complex="13pt"/>
    </style:style>
    <style:style style:name="T51" style:family="text">
      <style:text-properties style:font-name="Times" fo:font-size="13pt" style:font-name-asian="Noto Sans Mono CJK SC" style:font-size-asian="11.3500003814697pt" style:font-name-complex="Liberation Mono" style:font-size-complex="13pt"/>
    </style:style>
    <style:style style:name="T52" style:family="text">
      <style:text-properties style:font-name="Times" fo:font-size="13pt" officeooo:rsid="00281fb2" style:font-name-asian="Noto Sans Mono CJK SC" style:font-size-asian="11.3500003814697pt" style:font-name-complex="Liberation Mono" style:font-size-complex="13pt"/>
    </style:style>
    <style:style style:name="T53" style:family="text">
      <style:text-properties style:font-name="Times" fo:font-size="13pt" officeooo:rsid="002997df" style:font-name-asian="Noto Sans Mono CJK SC" style:font-size-asian="11.3500003814697pt" style:font-name-complex="Liberation Mono" style:font-size-complex="13pt"/>
    </style:style>
    <style:style style:name="T54" style:family="text">
      <style:text-properties style:font-name="Times" fo:font-size="13pt" officeooo:rsid="002d5faa" style:font-name-asian="Noto Sans Mono CJK SC" style:font-size-asian="11.3500003814697pt" style:font-name-complex="Liberation Mono" style:font-size-complex="13pt"/>
    </style:style>
    <style:style style:name="T55" style:family="text">
      <style:text-properties style:font-name="Times" fo:font-size="13pt" officeooo:rsid="002f1623" style:font-name-asian="Noto Sans Mono CJK SC" style:font-size-asian="11.3500003814697pt" style:font-name-complex="Liberation Mono" style:font-size-complex="13pt"/>
    </style:style>
    <style:style style:name="T56" style:family="text">
      <style:text-properties style:font-name="Times" fo:font-size="13pt" officeooo:rsid="003b4fe0" style:font-name-asian="Noto Sans Mono CJK SC" style:font-size-asian="11.3500003814697pt" style:font-name-complex="Liberation Mono" style:font-size-complex="13pt"/>
    </style:style>
    <style:style style:name="T57" style:family="text">
      <style:text-properties style:font-name="Times" fo:font-size="13pt" officeooo:rsid="003c4ec5" style:font-name-asian="Noto Sans Mono CJK SC" style:font-size-asian="11.3500003814697pt" style:font-name-complex="Liberation Mono" style:font-size-complex="13pt"/>
    </style:style>
    <style:style style:name="T58" style:family="text">
      <style:text-properties style:font-name="Times" fo:font-size="13pt" officeooo:rsid="003f2346" style:font-name-asian="Noto Sans Mono CJK SC" style:font-size-asian="11.3500003814697pt" style:font-name-complex="Liberation Mono" style:font-size-complex="13pt"/>
    </style:style>
    <style:style style:name="T59" style:family="text">
      <style:text-properties style:font-name="Times" fo:font-size="13pt" officeooo:rsid="003f50b1" style:font-name-asian="Noto Sans Mono CJK SC" style:font-size-asian="11.3500003814697pt" style:font-name-complex="Liberation Mono" style:font-size-complex="13pt"/>
    </style:style>
    <style:style style:name="T60" style:family="text">
      <style:text-properties style:font-name="Times" fo:font-size="13pt" officeooo:rsid="003fa2b9" style:font-name-asian="Noto Sans Mono CJK SC" style:font-size-asian="11.3500003814697pt" style:font-name-complex="Liberation Mono" style:font-size-complex="13pt"/>
    </style:style>
    <style:style style:name="T61" style:family="text">
      <style:text-properties style:font-name="Times" fo:font-size="13pt" officeooo:rsid="00548e7d" style:font-name-asian="Noto Sans Mono CJK SC" style:font-size-asian="11.3500003814697pt" style:font-name-complex="Liberation Mono" style:font-size-complex="13pt"/>
    </style:style>
    <style:style style:name="T62" style:family="text">
      <style:text-properties style:font-name="Times" fo:font-size="13pt" officeooo:rsid="004cb73a" style:font-name-asian="Noto Sans Mono CJK SC" style:font-size-asian="11.3500003814697pt" style:font-name-complex="Liberation Mono" style:font-size-complex="13pt"/>
    </style:style>
    <style:style style:name="T63" style:family="text">
      <style:text-properties style:font-name="Times" fo:font-size="13pt" officeooo:rsid="006b5051" style:font-name-asian="Noto Sans Mono CJK SC" style:font-size-asian="11.3500003814697pt" style:font-name-complex="Liberation Mono" style:font-size-complex="13pt"/>
    </style:style>
    <style:style style:name="T64" style:family="text">
      <style:text-properties style:font-name="Times" fo:font-size="13pt" officeooo:rsid="009e73de" style:font-name-asian="Noto Sans Mono CJK SC" style:font-size-asian="11.3500003814697pt" style:font-name-complex="Liberation Mono" style:font-size-complex="13pt"/>
    </style:style>
    <style:style style:name="T65" style:family="text">
      <style:text-properties style:font-name="Times" fo:font-size="13pt" officeooo:rsid="00a06f69" style:font-name-asian="Noto Sans Mono CJK SC" style:font-size-asian="11.3500003814697pt" style:font-name-complex="Liberation Mono" style:font-size-complex="13pt"/>
    </style:style>
    <style:style style:name="T66" style:family="text">
      <style:text-properties style:font-name="Times" fo:font-size="13pt" officeooo:rsid="00a3ceb9" style:font-name-asian="Noto Sans Mono CJK SC" style:font-size-asian="11.3500003814697pt" style:font-name-complex="Liberation Mono" style:font-size-complex="13pt"/>
    </style:style>
    <style:style style:name="T67" style:family="text">
      <style:text-properties style:font-name="Times" fo:font-size="13pt" officeooo:rsid="00bb3e2e" style:font-name-asian="Noto Sans Mono CJK SC" style:font-size-asian="11.3500003814697pt" style:font-name-complex="Liberation Mono" style:font-size-complex="13pt"/>
    </style:style>
    <style:style style:name="T68" style:family="text">
      <style:text-properties style:font-name="Times" fo:font-size="13pt" officeooo:rsid="00bd1aeb" style:font-name-asian="Noto Sans Mono CJK SC" style:font-size-asian="11.3500003814697pt" style:font-name-complex="Liberation Mono" style:font-size-complex="13pt"/>
    </style:style>
    <style:style style:name="T69" style:family="text">
      <style:text-properties style:font-name="Times" fo:font-size="13pt" officeooo:rsid="00be6074" style:font-name-asian="Noto Sans Mono CJK SC" style:font-size-asian="11.3500003814697pt" style:font-name-complex="Liberation Mono" style:font-size-complex="13pt"/>
    </style:style>
    <style:style style:name="T70" style:family="text">
      <style:text-properties style:font-name="Times" fo:font-size="13pt" officeooo:rsid="001de5dd" style:font-name-asian="Noto Sans Mono CJK SC" style:font-size-asian="11.3500003814697pt" style:font-name-complex="Liberation Mono" style:font-size-complex="13pt"/>
    </style:style>
    <style:style style:name="T71" style:family="text">
      <style:text-properties style:font-name="Times" fo:font-size="13pt" officeooo:rsid="011d87c4" style:font-name-asian="Noto Sans Mono CJK SC" style:font-size-asian="11.3500003814697pt" style:font-name-complex="Liberation Mono" style:font-size-complex="13pt"/>
    </style:style>
    <style:style style:name="T72" style:family="text">
      <style:text-properties style:font-name="Times" fo:font-size="13pt" officeooo:rsid="010bb396" style:font-name-asian="Noto Sans Mono CJK SC" style:font-size-asian="11.3500003814697pt" style:font-name-complex="Liberation Mono" style:font-size-complex="13pt"/>
    </style:style>
    <style:style style:name="T73" style:family="text">
      <style:text-properties style:font-name="Times" fo:font-size="13pt" officeooo:rsid="007280c2" style:font-name-asian="Noto Sans Mono CJK SC" style:font-size-asian="11.3500003814697pt" style:font-name-complex="Liberation Mono" style:font-size-complex="13pt"/>
    </style:style>
    <style:style style:name="T74" style:family="text">
      <style:text-properties style:font-name="Times" fo:font-size="13pt" officeooo:rsid="017e1257" style:font-name-asian="Noto Sans Mono CJK SC" style:font-size-asian="11.3500003814697pt" style:font-name-complex="Liberation Mono" style:font-size-complex="13pt"/>
    </style:style>
    <style:style style:name="T75" style:family="text">
      <style:text-properties style:font-name="Times" fo:font-size="13pt" officeooo:rsid="017ec76e" style:font-name-asian="Noto Sans Mono CJK SC" style:font-size-asian="11.3500003814697pt" style:font-name-complex="Liberation Mono" style:font-size-complex="13pt"/>
    </style:style>
    <style:style style:name="T76" style:family="text">
      <style:text-properties style:font-name="Times" fo:font-size="13pt" officeooo:rsid="010fb18b" fo:background-color="transparent" loext:char-shading-value="0" style:font-name-asian="Noto Sans Mono CJK SC" style:font-size-asian="11.3500003814697pt" style:font-name-complex="Liberation Mono" style:font-size-complex="13pt"/>
    </style:style>
    <style:style style:name="T77" style:family="text">
      <style:text-properties style:font-name="Times" fo:font-size="13pt" officeooo:rsid="0126c1a5" fo:background-color="transparent" loext:char-shading-value="0" style:font-name-asian="Noto Sans Mono CJK SC" style:font-size-asian="11.3500003814697pt" style:font-name-complex="Liberation Mono" style:font-size-complex="13pt"/>
    </style:style>
    <style:style style:name="T78" style:family="text">
      <style:text-properties style:font-name="Times" fo:font-size="13pt" officeooo:rsid="00469ef8" fo:background-color="transparent" loext:char-shading-value="0" style:font-size-asian="11.3500003814697pt" style:font-size-complex="13pt"/>
    </style:style>
    <style:style style:name="T79" style:family="text">
      <style:text-properties style:font-name="Times" fo:font-size="13pt" officeooo:rsid="011eb754" fo:background-color="transparent" loext:char-shading-value="0" style:font-size-asian="11.3500003814697pt" style:font-size-complex="13pt"/>
    </style:style>
    <style:style style:name="T80" style:family="text">
      <style:text-properties officeooo:rsid="0012bb41"/>
    </style:style>
    <style:style style:name="T81" style:family="text">
      <style:text-properties officeooo:rsid="001cba72"/>
    </style:style>
    <style:style style:name="T82" style:family="text">
      <style:text-properties officeooo:rsid="001d9b2c"/>
    </style:style>
    <style:style style:name="T83" style:family="text">
      <style:text-properties fo:color="#c9211e" style:font-name="Times" fo:font-size="13pt" officeooo:rsid="0017e16f" style:font-size-asian="11.3500003814697pt" style:font-size-complex="13pt"/>
    </style:style>
    <style:style style:name="T84" style:family="text">
      <style:text-properties fo:color="#c9211e" style:font-name="Times" fo:font-size="13pt" officeooo:rsid="0019243a" style:font-size-asian="11.3500003814697pt" style:font-size-complex="13pt"/>
    </style:style>
    <style:style style:name="T85" style:family="text">
      <style:text-properties fo:color="#c9211e" style:font-name="Times" fo:font-size="13pt" officeooo:rsid="007280c2" style:font-size-asian="11.3500003814697pt" style:font-size-complex="13pt"/>
    </style:style>
    <style:style style:name="T86" style:family="text">
      <style:text-properties fo:color="#c9211e" style:font-name="Times" fo:font-size="13pt" officeooo:rsid="007280c2" style:font-name-asian="Noto Sans Mono CJK SC" style:font-size-asian="11.3500003814697pt" style:font-name-complex="Liberation Mono" style:font-size-complex="13pt"/>
    </style:style>
    <style:style style:name="T87" style:family="text">
      <style:text-properties fo:color="#c9211e" style:text-line-through-style="none" style:text-line-through-type="none" style:font-name="Times" fo:font-size="13pt" officeooo:rsid="0175c102" style:font-size-asian="11.3500003814697pt" style:font-size-complex="13pt"/>
    </style:style>
    <style:style style:name="T88" style:family="text">
      <style:text-properties fo:color="#c9211e" style:text-line-through-style="none" style:text-line-through-type="none" style:font-name="Times" fo:font-size="13pt" officeooo:rsid="00a77ef9" style:font-size-asian="11.3500003814697pt" style:font-size-complex="13pt"/>
    </style:style>
    <style:style style:name="T89" style:family="text">
      <style:text-properties fo:color="#c9211e" style:text-line-through-style="none" style:text-line-through-type="none" style:font-name="Times" fo:font-size="13pt" officeooo:rsid="0175c102" style:font-name-asian="Noto Sans Mono CJK SC" style:font-size-asian="11.3500003814697pt" style:font-name-complex="Liberation Mono" style:font-size-complex="13pt"/>
    </style:style>
    <style:style style:name="T90" style:family="text">
      <style:text-properties officeooo:rsid="0031fc4d"/>
    </style:style>
    <style:style style:name="T91" style:family="text">
      <style:text-properties officeooo:rsid="00469ef8"/>
    </style:style>
    <style:style style:name="T92" style:family="text">
      <style:text-properties officeooo:rsid="004cb73a"/>
    </style:style>
    <style:style style:name="T93" style:family="text">
      <style:text-properties officeooo:rsid="00a06f69" style:font-name-asian="Noto Sans Mono CJK SC" style:font-name-complex="Liberation Mono"/>
    </style:style>
    <style:style style:name="T94" style:family="text">
      <style:text-properties officeooo:rsid="0068dd0d"/>
    </style:style>
    <style:style style:name="T95" style:family="text">
      <style:text-properties officeooo:rsid="0017e16f"/>
    </style:style>
    <style:style style:name="T96" style:family="text">
      <style:text-properties officeooo:rsid="0075560d"/>
    </style:style>
    <style:style style:name="T97" style:family="text">
      <style:text-properties officeooo:rsid="00065b3d"/>
    </style:style>
    <style:style style:name="T98" style:family="text">
      <style:text-properties officeooo:rsid="0088f1ea"/>
    </style:style>
    <style:style style:name="T99" style:family="text">
      <style:text-properties officeooo:rsid="0089a22d"/>
    </style:style>
    <style:style style:name="T100" style:family="text">
      <style:text-properties officeooo:rsid="008c5d10"/>
    </style:style>
    <style:style style:name="T101" style:family="text">
      <style:text-properties officeooo:rsid="001de5dd"/>
    </style:style>
    <style:style style:name="T102" style:family="text">
      <style:text-properties officeooo:rsid="0014a506"/>
    </style:style>
    <style:style style:name="T103" style:family="text">
      <style:text-properties officeooo:rsid="00956db2"/>
    </style:style>
    <style:style style:name="T104" style:family="text">
      <style:text-properties officeooo:rsid="000f4ea3"/>
    </style:style>
    <style:style style:name="T105" style:family="text">
      <style:text-properties officeooo:rsid="0095e1dc"/>
    </style:style>
    <style:style style:name="T106" style:family="text">
      <style:text-properties fo:color="#000000" style:font-name="Times" fo:font-size="13pt" officeooo:rsid="006b5051" style:font-size-asian="11.3500003814697pt" style:font-size-complex="13pt"/>
    </style:style>
    <style:style style:name="T107" style:family="text">
      <style:text-properties fo:color="#000000" style:font-name="Times" fo:font-size="13pt" officeooo:rsid="00aa4a50" style:font-size-asian="11.3500003814697pt" style:font-size-complex="13pt"/>
    </style:style>
    <style:style style:name="T108" style:family="text">
      <style:text-properties fo:color="#000000" style:font-name="Times" fo:font-size="13pt" officeooo:rsid="01431486" style:font-size-asian="11.3500003814697pt" style:font-size-complex="13pt"/>
    </style:style>
    <style:style style:name="T109" style:family="text">
      <style:text-properties fo:color="#000000" style:font-name="Times" fo:font-size="13pt" officeooo:rsid="0144732f" style:font-size-asian="11.3500003814697pt" style:font-size-complex="13pt"/>
    </style:style>
    <style:style style:name="T110" style:family="text">
      <style:text-properties fo:color="#000000" style:font-name="Times" fo:font-size="13pt" officeooo:rsid="0019243a" style:font-size-asian="11.3500003814697pt" style:font-size-complex="13pt"/>
    </style:style>
    <style:style style:name="T111" style:family="text">
      <style:text-properties fo:color="#000000" style:font-name="Times" fo:font-size="13pt" officeooo:rsid="007280c2" style:font-size-asian="11.3500003814697pt" style:font-size-complex="13pt"/>
    </style:style>
    <style:style style:name="T112" style:family="text">
      <style:text-properties fo:color="#000000" style:font-name="Times" fo:font-size="13pt" officeooo:rsid="007280c2" style:font-name-asian="Noto Sans Mono CJK SC" style:font-size-asian="11.3500003814697pt" style:font-name-complex="Liberation Mono" style:font-size-complex="13pt"/>
    </style:style>
    <style:style style:name="T113" style:family="text">
      <style:text-properties officeooo:rsid="00b16bf0"/>
    </style:style>
    <style:style style:name="T114" style:family="text">
      <style:text-properties officeooo:rsid="00c8b092"/>
    </style:style>
    <style:style style:name="T115" style:family="text">
      <style:text-properties officeooo:rsid="00ca0d87"/>
    </style:style>
    <style:style style:name="T116" style:family="text">
      <style:text-properties officeooo:rsid="00cbf4c3"/>
    </style:style>
    <style:style style:name="T117" style:family="text">
      <style:text-properties officeooo:rsid="00cc390b"/>
    </style:style>
    <style:style style:name="T118" style:family="text">
      <style:text-properties officeooo:rsid="00d1a123"/>
    </style:style>
    <style:style style:name="T119" style:family="text">
      <style:text-properties officeooo:rsid="00d5347e"/>
    </style:style>
    <style:style style:name="T120" style:family="text">
      <style:text-properties officeooo:rsid="00d7719b"/>
    </style:style>
    <style:style style:name="T121" style:family="text">
      <style:text-properties officeooo:rsid="00dca1c8"/>
    </style:style>
    <style:style style:name="T122" style:family="text">
      <style:text-properties officeooo:rsid="00e0b231"/>
    </style:style>
    <style:style style:name="T123" style:family="text">
      <style:text-properties officeooo:rsid="00e6ad01"/>
    </style:style>
    <style:style style:name="T124" style:family="text">
      <style:text-properties officeooo:rsid="00e9ce58"/>
    </style:style>
    <style:style style:name="T125" style:family="text">
      <style:text-properties officeooo:rsid="00ebe156"/>
    </style:style>
    <style:style style:name="T126" style:family="text">
      <style:text-properties officeooo:rsid="00ed86bf"/>
    </style:style>
    <style:style style:name="T127" style:family="text">
      <style:text-properties officeooo:rsid="00f91b2e"/>
    </style:style>
    <style:style style:name="T128" style:family="text">
      <style:text-properties officeooo:rsid="00fb80bb"/>
    </style:style>
    <style:style style:name="T129" style:family="text">
      <style:text-properties officeooo:rsid="00fea17c"/>
    </style:style>
    <style:style style:name="T130" style:family="text">
      <style:text-properties officeooo:rsid="0106c22e"/>
    </style:style>
    <style:style style:name="T131" style:family="text">
      <style:text-properties officeooo:rsid="010959ab"/>
    </style:style>
    <style:style style:name="T132" style:family="text">
      <style:text-properties officeooo:rsid="010bb396"/>
    </style:style>
    <style:style style:name="T133" style:family="text">
      <style:text-properties officeooo:rsid="010c1f6b"/>
    </style:style>
    <style:style style:name="T134" style:family="text">
      <style:text-properties officeooo:rsid="01132371"/>
    </style:style>
    <style:style style:name="T135" style:family="text">
      <style:text-properties officeooo:rsid="012aed05"/>
    </style:style>
    <style:style style:name="T136" style:family="text">
      <style:text-properties officeooo:rsid="012c0e8b"/>
    </style:style>
    <style:style style:name="T137" style:family="text">
      <style:text-properties officeooo:rsid="012fa844"/>
    </style:style>
    <style:style style:name="T138" style:family="text">
      <style:text-properties officeooo:rsid="0130e40a"/>
    </style:style>
    <style:style style:name="T139" style:family="text">
      <style:text-properties officeooo:rsid="0134d7f1"/>
    </style:style>
    <style:style style:name="T140" style:family="text">
      <style:text-properties officeooo:rsid="013c40b1"/>
    </style:style>
    <style:style style:name="T141" style:family="text">
      <style:text-properties officeooo:rsid="013dbe48"/>
    </style:style>
    <style:style style:name="T142" style:family="text">
      <style:text-properties officeooo:rsid="0140a2fd"/>
    </style:style>
    <style:style style:name="T143" style:family="text">
      <style:text-properties officeooo:rsid="0141ef34"/>
    </style:style>
    <style:style style:name="T144" style:family="text">
      <style:text-properties officeooo:rsid="014d439f"/>
    </style:style>
    <style:style style:name="T145" style:family="text">
      <style:text-properties officeooo:rsid="014e4832"/>
    </style:style>
    <style:style style:name="T146" style:family="text">
      <style:text-properties officeooo:rsid="014e5292"/>
    </style:style>
    <style:style style:name="T147" style:family="text">
      <style:text-properties officeooo:rsid="014ff977"/>
    </style:style>
    <style:style style:name="T148" style:family="text">
      <style:text-properties officeooo:rsid="015ebb44"/>
    </style:style>
    <style:style style:name="T149" style:family="text">
      <style:text-properties officeooo:rsid="015f5a77"/>
    </style:style>
    <style:style style:name="T150" style:family="text">
      <style:text-properties officeooo:rsid="01610337"/>
    </style:style>
    <style:style style:name="T151" style:family="text">
      <style:text-properties officeooo:rsid="0162ef74"/>
    </style:style>
    <style:style style:name="T152" style:family="text">
      <style:text-properties officeooo:rsid="01638ddb"/>
    </style:style>
    <style:style style:name="T153" style:family="text">
      <style:text-properties officeooo:rsid="01658fa5"/>
    </style:style>
    <style:style style:name="T154" style:family="text">
      <style:text-properties officeooo:rsid="016654db"/>
    </style:style>
    <style:style style:name="T155" style:family="text">
      <style:text-properties style:text-line-through-style="solid" style:text-line-through-type="single" style:font-name="Times" fo:font-size="13pt" officeooo:rsid="00a77ef9" style:font-size-asian="11.3500003814697pt" style:font-size-complex="13pt"/>
    </style:style>
    <style:style style:name="T156" style:family="text">
      <style:text-properties style:text-line-through-style="none" style:text-line-through-type="none" style:font-name="Times" fo:font-size="13pt" style:font-size-asian="11.3500003814697pt" style:font-size-complex="13pt"/>
    </style:style>
    <style:style style:name="T157" style:family="text">
      <style:text-properties style:text-line-through-style="none" style:text-line-through-type="none" style:font-name="Times" fo:font-size="13pt" officeooo:rsid="00a77ef9" style:font-size-asian="11.3500003814697pt" style:font-size-complex="13pt"/>
    </style:style>
    <style:style style:name="T158" style:family="text">
      <style:text-properties officeooo:rsid="0175c102"/>
    </style:style>
    <style:style style:name="T159" style:family="text">
      <style:text-properties officeooo:rsid="01775960"/>
    </style:style>
    <style:style style:name="T160" style:family="text">
      <style:text-properties fo:color="#ff4000"/>
    </style:style>
    <style:style style:name="T161" style:family="text">
      <style:text-properties fo:color="#ff4000" officeooo:rsid="01775960"/>
    </style:style>
    <style:style style:name="T162" style:family="text">
      <style:text-properties fo:color="#ff4000" style:font-name="Times" fo:font-size="13pt" officeooo:rsid="01775960" style:font-size-asian="11.3500003814697pt" style:font-size-complex="13pt"/>
    </style:style>
    <style:style style:name="T163" style:family="text">
      <style:text-properties fo:color="#ff4000" style:font-name="Times" fo:font-size="13pt" officeooo:rsid="0019243a" style:font-size-asian="11.3500003814697pt" style:font-size-complex="13pt"/>
    </style:style>
    <style:style style:name="T164" style:family="text">
      <style:text-properties fo:color="#ff4000" style:font-name="Times" fo:font-size="13pt" officeooo:rsid="0179380c" style:font-size-asian="11.3500003814697pt" style:font-size-complex="13pt"/>
    </style:style>
    <style:style style:name="T165" style:family="text">
      <style:text-properties fo:color="#ff4000" style:font-name="Times" fo:font-size="13pt" officeooo:rsid="0068dd0d" style:font-size-asian="11.3500003814697pt" style:font-size-complex="13pt"/>
    </style:style>
    <style:style style:name="T166" style:family="text">
      <style:text-properties fo:color="#ff4000" style:font-name="Times" fo:font-size="13pt" officeooo:rsid="017aac78" style:font-size-asian="11.3500003814697pt" style:font-size-complex="13pt"/>
    </style:style>
    <style:style style:name="T167" style:family="text">
      <style:text-properties fo:color="#ff4000" style:font-name="Times" fo:font-size="13pt" officeooo:rsid="012aed05" style:font-size-asian="11.3500003814697pt" style:font-size-complex="13pt"/>
    </style:style>
    <style:style style:name="T168" style:family="text">
      <style:text-properties fo:color="#ff4000" style:font-name="Times" fo:font-size="13pt" officeooo:rsid="012a12ef" style:font-size-asian="11.3500003814697pt" style:font-size-complex="13pt"/>
    </style:style>
    <style:style style:name="T169" style:family="text">
      <style:text-properties fo:color="#ff4000" style:font-name="Times" fo:font-size="13pt" officeooo:rsid="017ec76e" style:font-size-asian="11.3500003814697pt" style:font-size-complex="13pt"/>
    </style:style>
    <style:style style:name="T170" style:family="text">
      <style:text-properties fo:color="#ff4000" style:font-name="Times" fo:font-size="13pt" officeooo:rsid="012c0e8b" style:font-size-asian="11.3500003814697pt" style:font-size-complex="13pt"/>
    </style:style>
    <style:style style:name="T171" style:family="text">
      <style:text-properties fo:color="#ff4000" style:font-name="Times" fo:font-size="13pt" officeooo:rsid="01775960" style:font-name-asian="Noto Sans Mono CJK SC" style:font-size-asian="11.3500003814697pt" style:font-name-complex="Liberation Mono" style:font-size-complex="13pt"/>
    </style:style>
    <style:style style:name="T172" style:family="text">
      <style:text-properties fo:color="#ff4000" style:font-name="Times" fo:font-size="13pt" officeooo:rsid="00a06f69" style:font-name-asian="Noto Sans Mono CJK SC" style:font-size-asian="11.3500003814697pt" style:font-name-complex="Liberation Mono" style:font-size-complex="13pt"/>
    </style:style>
    <style:style style:name="T173" style:family="text">
      <style:text-properties fo:color="#ff4000" style:font-name="Times" fo:font-size="13pt" officeooo:rsid="017ec76e" style:font-name-asian="Noto Sans Mono CJK SC" style:font-size-asian="11.3500003814697pt" style:font-name-complex="Liberation Mono" style:font-size-complex="13pt"/>
    </style:style>
    <style:style style:name="T174" style:family="text">
      <style:text-properties fo:color="#ff4000" officeooo:rsid="017ec76e" style:font-name-asian="Noto Sans Mono CJK SC" style:font-name-complex="Liberation Mono"/>
    </style:style>
    <style:style style:name="T175" style:family="text">
      <style:text-properties officeooo:rsid="017c9f1f"/>
    </style:style>
    <style:style style:name="T176" style:family="text">
      <style:text-properties officeooo:rsid="017d43a0"/>
    </style:style>
    <style:style style:name="T177" style:family="text">
      <style:text-properties officeooo:rsid="017e1257"/>
    </style:style>
    <style:style style:name="T178" style:family="text">
      <style:text-properties officeooo:rsid="017ec7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REATE TABLE EMPLOYEE</text:p>
      <text:p text:style-name="P15">(</text:p>
      <text:p text:style-name="P16"><text:s text:c="2"/><text:span text:style-name="T101">employee_ID</text:span> INTEGER not null,</text:p>
      <text:p text:style-name="P74"><text:span text:style-name="T11"><text:s text:c="2"/></text:span><text:span text:style-name="T47">E_</text:span><text:span text:style-name="T56">name</text:span><text:span text:style-name="T11"> CHAR(11),</text:span></text:p>
      <text:p text:style-name="P74"><text:span text:style-name="T11"><text:s text:c="2"/></text:span><text:span text:style-name="T56">contact</text:span><text:span text:style-name="T11"> </text:span><text:span text:style-name="T52">INTEGER(11),</text:span></text:p>
      <text:p text:style-name="P74"><text:span text:style-name="T52"><text:s text:c="2"/></text:span><text:span text:style-name="T57">address</text:span><text:span text:style-name="T53"> CHAR(20),</text:span></text:p>
      <text:p text:style-name="P74"><text:span text:style-name="T53"><text:s text:c="2"/></text:span><text:span text:style-name="T57">ssn</text:span><text:span text:style-name="T54"> INTEGER not null,</text:span></text:p>
      <text:p text:style-name="P75"><text:span text:style-name="T54"><text:s/></text:span><text:span text:style-name="T55"><text:s/>PRIMARY KEY(</text:span><text:span text:style-name="T70">employee_ID </text:span><text:span text:style-name="T55">),</text:span></text:p>
      <text:p text:style-name="P74"><text:span text:style-name="T55"><text:s text:c="2"/>PRIMARY KEY(</text:span><text:span text:style-name="T57">ssn</text:span><text:span text:style-name="T55">)</text:span></text:p>
      <text:p text:style-name="P49">)</text:p>
      <text:p text:style-name="P51"/>
      <text:p text:style-name="P1">CREATE TABLE RECORD</text:p>
      <text:p text:style-name="P2">( </text:p>
      <text:p text:style-name="P2"><text:s text:c="2"/>record_number INTEGER,</text:p>
      <text:p text:style-name="P1"><text:s text:c="2"/>PRIMARY KEY (record_number)</text:p>
      <text:p text:style-name="P59"><text:span text:style-name="T2"><text:s text:c="2"/></text:span><text:span text:style-name="T6">FOREIGN KEY (</text:span><text:span text:style-name="T8">appointment_ID</text:span><text:span text:style-name="T6">) </text:span><text:span text:style-name="T9">REFERENCES APPOINTMENT</text:span></text:p>
      <text:p text:style-name="P59"><text:span text:style-name="T2"><text:s/></text:span><text:span text:style-name="T3">)</text:span></text:p>
      <text:p text:style-name="P10"/>
      <text:p text:style-name="P60"><text:span text:style-name="T3">C</text:span><text:span text:style-name="T1">REATE TABLE MAINTAIN</text:span></text:p>
      <text:p text:style-name="P4">( </text:p>
      <text:p text:style-name="P5"><text:s text:c="2"/><text:span text:style-name="T97">record_number INTEGER,</text:span></text:p>
      <text:p text:style-name="P9"><text:s text:c="2"/>employee_ID INTEGER,</text:p>
      <text:p text:style-name="P9"><text:s text:c="2"/><text:span text:style-name="T100">PRIMARY KEY (record_number, employee_ID),</text:span></text:p>
      <text:p text:style-name="P60"><text:span text:style-name="T1"><text:s text:c="2"/>FOREIGN KEY </text:span><text:span text:style-name="T4">(record_number) REFERENCES RECORD,</text:span></text:p>
      <text:p text:style-name="P60"><text:span text:style-name="T4"><text:s text:c="2"/></text:span><text:span text:style-name="T5">FOREIGN KEY (</text:span><text:span text:style-name="T30">employee_ID</text:span><text:span text:style-name="T5">) REFERENCES RECEPTIONIST</text:span></text:p>
      <text:p text:style-name="P11">)</text:p>
      <text:p text:style-name="P11"/>
      <text:p text:style-name="P61"><text:span text:style-name="T5">C</text:span><text:span text:style-name="T1">REATE TABLE APPOINTMENT</text:span></text:p>
      <text:p text:style-name="P13">( </text:p>
      <text:p text:style-name="P63"><text:span text:style-name="T7"><text:s text:c="2"/>a</text:span><text:span text:style-name="T1">ppointment_</text:span><text:span text:style-name="T7">ID INTEGER,</text:span></text:p>
      <text:p text:style-name="P67"><text:span text:style-name="T7"><text:s/></text:span><text:span text:style-name="T83"><text:s/></text:span><text:span text:style-name="T110">doctor_</text:span><text:span text:style-name="T111">ID</text:span><text:span text:style-name="T110"> </text:span><text:span text:style-name="T112">INTEGER</text:span><text:span text:style-name="T110">(11),</text:span></text:p>
      <text:p text:style-name="P95"><text:span text:style-name="T8"><text:s text:c="2"/>patient_</text:span><text:span text:style-name="T46">ID</text:span><text:span text:style-name="T8"> </text:span><text:span text:style-name="T73">INTEGER</text:span><text:span text:style-name="T8">(11),</text:span></text:p>
      <text:p text:style-name="P96"><text:span text:style-name="T8"><text:s text:c="2"/></text:span><text:span text:style-name="T162">A_</text:span><text:span text:style-name="T163">time DATE, //</text:span><text:span text:style-name="T162">time is used by </text:span><text:span text:style-name="T171">SQL</text:span><text:span text:style-name="T162"> already</text:span></text:p>
      <text:p text:style-name="P97"><text:span text:style-name="T162"><text:s text:c="2"/></text:span><text:span text:style-name="T165">room_</text:span><text:span text:style-name="T172">ID</text:span><text:span text:style-name="T165"> INTEGER</text:span><text:span text:style-name="T166">(11)</text:span><text:span text:style-name="T165">, </text:span></text:p>
      <text:p text:style-name="P62"><text:span text:style-name="T8"><text:s text:c="2"/></text:span><text:span text:style-name="T10">PRIMARY KEY(appointment_ID),</text:span></text:p>
      <text:p text:style-name="P62"><text:span text:style-name="T10"><text:s text:c="2"/></text:span><text:span text:style-name="T47">FOREIGN KEY(room_ID) </text:span></text:p>
      <text:p text:style-name="P62"><text:span text:style-name="T10"><text:s text:c="2"/></text:span><text:span text:style-name="T24">FOREIGN KEY(doctor_ID) REFERENCES </text:span><text:span text:style-name="T27">(PATIENT</text:span><text:span text:style-name="T28">)</text:span><text:span text:style-name="T27">,</text:span></text:p>
      <text:p text:style-name="P62"><text:span text:style-name="T24"><text:s text:c="2"/>FOREIGN KEY(patient_ID) REFERENCES </text:span><text:span text:style-name="T27">(DOCTORS)</text:span></text:p>
      <text:p text:style-name="P12">)</text:p>
      <text:p text:style-name="P11"/>
      <text:p text:style-name="P26">CREATE TABLE BOOK</text:p>
      <text:p text:style-name="P27">(</text:p>
      <text:p text:style-name="P29"><text:s text:c="2"/><text:span text:style-name="T95">a</text:span><text:span text:style-name="T102">ppointment_</text:span><text:span text:style-name="T95">ID INTEGER,</text:span></text:p>
      <text:p text:style-name="P28"><text:s text:c="2"/><text:span text:style-name="T101">employee_ID INTEGER,</text:span></text:p>
      <text:p text:style-name="P28"><text:s text:c="2"/><text:span text:style-name="T103">PRIMARY KEY(appointment_ID, employee_ID),</text:span></text:p>
      <text:p text:style-name="P30"><text:s text:c="2"/><text:span text:style-name="T104">FOREIGN KEY (</text:span><text:span text:style-name="T99">employee_ID</text:span><text:span text:style-name="T104">) REFERENCES RECEPTIONIST,</text:span></text:p>
      <text:p text:style-name="P31"><text:soft-page-break/><text:s text:c="2"/><text:span text:style-name="T105">FOREIGN KEY(</text:span><text:span text:style-name="T95">a</text:span><text:span text:style-name="T102">ppointment_</text:span><text:span text:style-name="T95">ID</text:span><text:span text:style-name="T105">) REFERENCES APPOINTMENT</text:span></text:p>
      <text:p text:style-name="P27">)</text:p>
      <text:p text:style-name="P11"/>
      <text:p text:style-name="P7">CREATE TABLE RECEPTIONIST</text:p>
      <text:p text:style-name="P7">(</text:p>
      <text:p text:style-name="P8"><text:s text:c="2"/>employee_ID INTEGER not null,</text:p>
      <text:p text:style-name="P8"><text:s text:c="2"/><text:span text:style-name="T98">PRIMARY KEY(employee_ID),</text:span></text:p>
      <text:p text:style-name="P3"><text:s text:c="2"/><text:span text:style-name="T80">FOREIGN KEY</text:span><text:span text:style-name="T81">(record_number</text:span><text:span text:style-name="T80">) </text:span><text:span text:style-name="T81">REFERENCES RECORDS,</text:span></text:p>
      <text:p text:style-name="P3"><text:s text:c="2"/><text:span text:style-name="T82">FOREIGN KEY(appointment_ID) REFERENCES APPOINTMENT</text:span></text:p>
      <text:p text:style-name="P6"><text:s text:c="2"/><text:span text:style-name="T130">FOREIGN KEY (</text:span><text:span text:style-name="T101">employee_ID</text:span><text:span text:style-name="T130">) </text:span><text:span text:style-name="T101">REFERENCES EMPLOYEE </text:span></text:p>
      <text:p text:style-name="P6"><text:s text:c="2"/><text:tab/><text:span text:style-name="T131">ON DELETE CASCADE</text:span></text:p>
      <text:p text:style-name="P6"><text:tab/><text:span text:style-name="T131">ON UPDATE SET DEFAULT</text:span></text:p>
      <text:p text:style-name="P7">)</text:p>
      <text:p text:style-name="P7"/>
      <text:p text:style-name="P18">CREATE TABLE DOCTOR</text:p>
      <text:p text:style-name="P18">(</text:p>
      <text:p text:style-name="P18"><text:s text:c="2"/><text:span text:style-name="T132">employee_ID </text:span><text:span text:style-name="T133">INTEGER not null,</text:span></text:p>
      <text:p text:style-name="P19"><text:s text:c="2"/><text:span text:style-name="T134">PRIMARY KEY(</text:span><text:span text:style-name="T132">employee_ID</text:span><text:span text:style-name="T134">),</text:span></text:p>
      <text:p text:style-name="P76"><text:span text:style-name="T22"><text:s text:c="2"/></text:span><text:span text:style-name="T76">FOREIGN KEY (employee_ID) </text:span><text:span text:style-name="T78">REFERENCES EMPLOYEE</text:span></text:p>
      <text:p text:style-name="P77"><text:span text:style-name="T25"><text:tab/></text:span><text:span text:style-name="T42">ON DELETE CASCADE,</text:span></text:p>
      <text:p text:style-name="P54"><text:tab/>ON UPDATE SET DEFAULT</text:p>
      <text:p text:style-name="P18">)</text:p>
      <text:p text:style-name="P18"/>
      <text:p text:style-name="P20">CREATE TABLE VISITING_DOCTOR</text:p>
      <text:p text:style-name="P20">(</text:p>
      <text:p text:style-name="P20"><text:s text:c="2"/>start_date DATE,</text:p>
      <text:p text:style-name="P20"><text:s text:c="2"/>end_date DATE,</text:p>
      <text:p text:style-name="P82"><text:span text:style-name="T26"><text:s text:c="2"/></text:span><text:span text:style-name="T43">employee_ID </text:span><text:span text:style-name="T26"><text:s/>INTEGER,</text:span></text:p>
      <text:p text:style-name="P68"><text:span text:style-name="T26"><text:s text:c="2"/></text:span><text:span text:style-name="T44">PRIMARY KEY(</text:span><text:span text:style-name="T71">employee_ID</text:span><text:span text:style-name="T44">),</text:span></text:p>
      <text:p text:style-name="P89"><text:span text:style-name="T76"><text:s text:c="2"/>FOREIGN KEY (employee_ID) </text:span><text:span text:style-name="T78">REFERENCES </text:span><text:span text:style-name="T79">DOCTOR</text:span></text:p>
      <text:p text:style-name="P78"><text:span text:style-name="T25"><text:tab/></text:span><text:span text:style-name="T42">ON DELETE CASCADE,</text:span></text:p>
      <text:p text:style-name="P55"><text:tab/>ON UPDATE SET DEFAULT</text:p>
      <text:p text:style-name="P20">)</text:p>
      <text:p text:style-name="P20"/>
      <text:p text:style-name="P65"><text:span text:style-name="T21">CREATE TABLE </text:span><text:span text:style-name="T61">CONTRACT_DOCTOR</text:span></text:p>
      <text:p text:style-name="P48">(</text:p>
      <text:p text:style-name="P48"><text:s text:c="2"/>contract_ID INTEGER,</text:p>
      <text:p text:style-name="P69"><text:span text:style-name="T51"><text:s text:c="2"/></text:span><text:span text:style-name="T72">employee_ID </text:span><text:span text:style-name="T62"><text:s/>INTEGER,</text:span></text:p>
      <text:p text:style-name="P83"><text:span text:style-name="T26"><text:s text:c="2"/></text:span><text:span text:style-name="T44">PRIMARY KEY(</text:span><text:span text:style-name="T71">employee_ID</text:span><text:span text:style-name="T44">),</text:span></text:p>
      <text:p text:style-name="P90"><text:span text:style-name="T76"><text:s text:c="2"/>FOREIGN KEY (employee_ID) </text:span><text:span text:style-name="T78">REFERENCES </text:span><text:span text:style-name="T79">DOCTOR</text:span></text:p>
      <text:p text:style-name="P79"><text:span text:style-name="T25"><text:tab/></text:span><text:span text:style-name="T42">ON DELETE CASCADE,</text:span></text:p>
      <text:p text:style-name="P58"><text:tab/>ON UPDATE SET DEFAULT</text:p>
      <text:p text:style-name="P48">)</text:p>
      <text:p text:style-name="P7"/>
      <text:p text:style-name="P7"/>
      <text:p text:style-name="P7"/>
      <text:p text:style-name="P7"><text:soft-page-break/></text:p>
      <text:p text:style-name="P7"/>
      <text:p text:style-name="P23">CREATE TABLE TRAINEE_DOCTOR</text:p>
      <text:p text:style-name="P23">(</text:p>
      <text:p text:style-name="P23"><text:s text:c="2"/><text:span text:style-name="T92">start_date DATE,</text:span></text:p>
      <text:p text:style-name="P21"><text:s text:c="2"/>end_date DATE,</text:p>
      <text:p text:style-name="P22"><text:s text:c="2"/><text:span text:style-name="T132">employee_ID </text:span><text:s/>INTEGER,</text:p>
      <text:p text:style-name="P84"><text:span text:style-name="T26"><text:s text:c="2"/></text:span><text:span text:style-name="T44">PRIMARY KEY(</text:span><text:span text:style-name="T71">employee_ID</text:span><text:span text:style-name="T44">),</text:span></text:p>
      <text:p text:style-name="P91"><text:span text:style-name="T76"><text:s text:c="2"/>FOREIGN KEY (employee_ID) </text:span><text:span text:style-name="T78">REFERENCES </text:span><text:span text:style-name="T79">DOCTOR</text:span></text:p>
      <text:p text:style-name="P80"><text:span text:style-name="T25"><text:tab/></text:span><text:span text:style-name="T42">ON DELETE CASCADE,</text:span></text:p>
      <text:p text:style-name="P56"><text:tab/>ON UPDATE SET DEFAULT</text:p>
      <text:p text:style-name="P23">)</text:p>
      <text:p text:style-name="P23"/>
      <text:p text:style-name="P25">CREATE TABLE NURSE</text:p>
      <text:p text:style-name="P25">(</text:p>
      <text:p text:style-name="P66"><text:span text:style-name="T31"><text:s text:c="2"/>shift </text:span><text:span text:style-name="T64">DATE</text:span><text:span text:style-name="T31">, //</text:span><text:span text:style-name="T33">for time slot <text:s/></text:span></text:p>
      <text:p text:style-name="P66"><text:span text:style-name="T31"><text:s text:c="2"/>room_</text:span><text:span text:style-name="T65">ID</text:span><text:span text:style-name="T31"> INTEGER, </text:span></text:p>
      <text:p text:style-name="P85"><text:span text:style-name="T25"><text:s text:c="2"/></text:span><text:span text:style-name="T43">employee_ID </text:span><text:span text:style-name="T25"><text:s/>INTEGER,</text:span></text:p>
      <text:p text:style-name="P86"><text:span text:style-name="T22"><text:s text:c="2"/></text:span><text:span text:style-name="T23">PRIMARY KEY (</text:span><text:span text:style-name="T43">employee_ID </text:span><text:span text:style-name="T23">),</text:span></text:p>
      <text:p text:style-name="P66"><text:span text:style-name="T22"><text:s text:c="2"/></text:span><text:span text:style-name="T23">FOREIGN KEY(</text:span><text:span text:style-name="T63">room_ID</text:span><text:span text:style-name="T23">) REFERENCES </text:span><text:span text:style-name="T29">(</text:span><text:span text:style-name="T23">ROOM</text:span><text:span text:style-name="T29">)</text:span></text:p>
      <text:p text:style-name="P87"><text:span text:style-name="T29"><text:s text:c="2"/></text:span><text:span text:style-name="T76">FOREIGN KEY (employee_ID) </text:span><text:span text:style-name="T78">REFERENCES </text:span><text:span text:style-name="T77">EMPLOYEE</text:span></text:p>
      <text:p text:style-name="P81"><text:span text:style-name="T25"><text:tab/></text:span><text:span text:style-name="T42">ON DELETE CASCADE,</text:span></text:p>
      <text:p text:style-name="P57"><text:tab/>ON UPDATE SET DEFAULT</text:p>
      <text:p text:style-name="P25">)</text:p>
      <text:p text:style-name="P23"/>
      <text:p text:style-name="P43">CREATE TABLE REPORTS_TO</text:p>
      <text:p text:style-name="P43">(</text:p>
      <text:p text:style-name="P99"><text:span text:style-name="T48"><text:s text:c="2"/></text:span><text:span text:style-name="T173">doctor</text:span><text:span text:style-name="T167">_ID INTEGER,</text:span></text:p>
      <text:p text:style-name="P99"><text:span text:style-name="T168"><text:s text:c="2"/></text:span><text:span text:style-name="T173">nurse</text:span><text:span text:style-name="T170">_ID INTEGER,</text:span></text:p>
      <text:p text:style-name="P100"><text:s text:c="2"/><text:span text:style-name="T137">PRIMARY KEY (</text:span><text:span text:style-name="T174">doctor</text:span><text:span text:style-name="T137">_ID, </text:span><text:span text:style-name="T174">nurse</text:span><text:span text:style-name="T138">_ID</text:span><text:span text:style-name="T137">),</text:span></text:p>
      <text:p text:style-name="P101"><text:s text:c="2"/><text:span text:style-name="T139">FOREIGN KEY(</text:span><text:span text:style-name="T174">doctor</text:span><text:span text:style-name="T139">_ID) REFERENCES DOCTOR</text:span></text:p>
      <text:p text:style-name="P44"><text:span text:style-name="T139"><text:tab/></text:span><text:span text:style-name="T140">ON DELETE CASCADE</text:span><text:span text:style-name="T139">,</text:span></text:p>
      <text:p text:style-name="P102"><text:s text:c="2"/><text:span text:style-name="T139">FOREIGN KEY( </text:span><text:span text:style-name="T174">nurse</text:span><text:span text:style-name="T139">_ID) REFERENCES NURSE</text:span></text:p>
      <text:p text:style-name="P43"><text:tab/><text:span text:style-name="T141">ON DELETE CASCADE</text:span></text:p>
      <text:p text:style-name="P43">)</text:p>
      <text:p text:style-name="P23"/>
      <text:p text:style-name="P32">CREATE TABLE ROOM</text:p>
      <text:p text:style-name="P32">(</text:p>
      <text:p text:style-name="P33"><text:s text:c="2"/><text:span text:style-name="T94">room_</text:span><text:span text:style-name="T93">ID</text:span><text:span text:style-name="T94"> INTEGER, </text:span></text:p>
      <text:p text:style-name="P70"><text:span text:style-name="T32"><text:s text:c="2"/></text:span><text:span text:style-name="T34">room_</text:span><text:span text:style-name="T66">type</text:span><text:span text:style-name="T34"> </text:span><text:span text:style-name="T35">CHAR(11),</text:span></text:p>
      <text:p text:style-name="P71"><text:span text:style-name="T35"><text:s text:c="2"/></text:span><text:span text:style-name="T155">DURATION DATE,</text:span></text:p>
      <text:p text:style-name="P94"><text:span text:style-name="T88"><text:s text:c="2"/></text:span><text:span text:style-name="T87">Start_Date </text:span><text:span text:style-name="T89">DATE</text:span><text:span text:style-name="T87">,</text:span></text:p>
      <text:p text:style-name="P94"><text:span text:style-name="T87"><text:s text:c="2"/>End_Date </text:span><text:span text:style-name="T89">DATE,</text:span></text:p>
      <text:p text:style-name="P71"><text:span text:style-name="T36"><text:s text:c="2"/></text:span><text:span text:style-name="T108">employee_ID INTEGER,</text:span></text:p>
      <text:p text:style-name="P72"><text:span text:style-name="T36"><text:s text:c="2"/></text:span><text:span text:style-name="T106">PRIMARY KEY (</text:span><text:span text:style-name="T107">room_ID</text:span><text:span text:style-name="T106">),</text:span></text:p>
      <text:p text:style-name="P72"><text:span text:style-name="T106"><text:s text:c="2"/></text:span><text:span text:style-name="T109">FOREIGN KEY(employee_ID) REFERENCES NURSE</text:span></text:p>
      <text:p text:style-name="P32"><text:soft-page-break/>)</text:p>
      <text:p text:style-name="P45"/>
      <text:p text:style-name="P45"/>
      <text:p text:style-name="P45"/>
      <text:p text:style-name="P45"/>
      <text:p text:style-name="P45"/>
      <text:p text:style-name="P34">CREATE TABLE GOVERNS</text:p>
      <text:p text:style-name="P34">(</text:p>
      <text:p text:style-name="P73"><text:span text:style-name="T37"><text:s text:c="2"/></text:span><text:span text:style-name="T67">nurse</text:span><text:span text:style-name="T25">_ID INTEGER,</text:span></text:p>
      <text:p text:style-name="P35"><text:s text:c="2"/><text:span text:style-name="T113">room_ID INTEGER,</text:span></text:p>
      <text:p text:style-name="P73"><text:span text:style-name="T37"><text:s text:c="2"/></text:span><text:span text:style-name="T38">PRIMARY KEY(</text:span><text:span text:style-name="T68">nurse</text:span><text:span text:style-name="T38">_ID, room_ID),</text:span></text:p>
      <text:p text:style-name="P88"><text:span text:style-name="T37"><text:s text:c="2"/></text:span><text:span text:style-name="T39">FOREIGN KEY(</text:span><text:span text:style-name="T69">nurse</text:span><text:span text:style-name="T39">_ID) REFERENCES NUR</text:span><text:span text:style-name="T40">SE</text:span></text:p>
      <text:p text:style-name="P73"><text:span text:style-name="T40"><text:s text:c="2"/></text:span><text:span text:style-name="T41">FOREIGN KEY(room_ID) REFERENCES ROOM</text:span></text:p>
      <text:p text:style-name="P73"><text:span text:style-name="T41"><text:tab/></text:span><text:span text:style-name="T45">ON DELETE CASCADE</text:span></text:p>
      <text:p text:style-name="P34">)</text:p>
      <text:p text:style-name="P14"/>
      <text:p text:style-name="P36">CREATE TABLE ASSIGNED_TO</text:p>
      <text:p text:style-name="P36">(</text:p>
      <text:p text:style-name="P36"><text:s text:c="2"/>P.I.D INTEGER,</text:p>
      <text:p text:style-name="P36"><text:s text:c="2"/><text:span text:style-name="T114">room_ID INTEGER,</text:span></text:p>
      <text:p text:style-name="P36"><text:s text:c="2"/><text:span text:style-name="T115">PRIMARY KEY(P.I.D, room_ID),</text:span></text:p>
      <text:p text:style-name="P36"><text:s text:c="2"/><text:span text:style-name="T115">FOREIGN KEY(P.I.D) REFERENCES PATIENT,</text:span></text:p>
      <text:p text:style-name="P36"><text:s text:c="2"/><text:span text:style-name="T116">FOREIGN KEY(room_ID) R</text:span><text:span text:style-name="T117">EFERENCES ROOM</text:span></text:p>
      <text:p text:style-name="P36">)</text:p>
      <text:p text:style-name="P50"/>
      <text:p text:style-name="P52">CREATE TABLE ATTENDED_BY</text:p>
      <text:p text:style-name="P52">(</text:p>
      <text:p text:style-name="P52"><text:s text:c="2"/>P.I.D INTEGER,</text:p>
      <text:p text:style-name="P53"><text:s text:c="2"/><text:span text:style-name="T96">doctor</text:span><text:span text:style-name="T91">_ID </text:span><text:span text:style-name="T118">INTEGER,</text:span></text:p>
      <text:p text:style-name="P53"><text:s text:c="2"/><text:span text:style-name="T119">PRIMARY KEY(P.I.D, doctor_ID), </text:span></text:p>
      <text:p text:style-name="P53"><text:s text:c="2"/><text:span text:style-name="T120">FOREIGN KEY(P.I.D) REFERENCES PATIENT,</text:span></text:p>
      <text:p text:style-name="P53"><text:tab/><text:span text:style-name="T142">ON DELETE </text:span><text:span text:style-name="T143">CASCADE</text:span></text:p>
      <text:p text:style-name="P53"><text:s text:c="2"/><text:span text:style-name="T120">FOREIGN KEY(doctor_ID) REFERENCES DOCTOR</text:span></text:p>
      <text:p text:style-name="P52">)</text:p>
      <text:p text:style-name="P50"/>
      <text:p text:style-name="P14"><text:s/><text:span text:style-name="T90">CREATE TABLE PATIENT</text:span></text:p>
      <text:p text:style-name="P17">(</text:p>
      <text:p text:style-name="P17"><text:s text:c="2"/>P.I.D INTEGER not null,</text:p>
      <text:p text:style-name="P64"><text:span text:style-name="T13"><text:s text:c="2"/></text:span><text:span text:style-name="T58">name</text:span><text:span text:style-name="T14"> CHAR(11) </text:span><text:span text:style-name="T15">not null</text:span><text:span text:style-name="T14">,</text:span></text:p>
      <text:p text:style-name="P64"><text:span text:style-name="T13"><text:s text:c="2"/></text:span><text:span text:style-name="T58">address</text:span><text:span text:style-name="T16"> CHAR(20),</text:span></text:p>
      <text:p text:style-name="P64"><text:span text:style-name="T13"><text:s text:c="2"/></text:span><text:span text:style-name="T58">contact</text:span><text:span text:style-name="T17"> INTEGER(11),</text:span></text:p>
      <text:p text:style-name="P64"><text:span text:style-name="T13"><text:s text:c="2"/></text:span><text:span text:style-name="T59">age</text:span><text:span text:style-name="T15"> </text:span><text:span text:style-name="T12">INTEGER,</text:span></text:p>
      <text:p text:style-name="P64"><text:span text:style-name="T13"><text:s text:c="2"/></text:span><text:span text:style-name="T60">date</text:span><text:span text:style-name="T12">_</text:span><text:span text:style-name="T60">of</text:span><text:span text:style-name="T12">_</text:span><text:span text:style-name="T18">admission </text:span><text:span text:style-name="T19">DATE,</text:span></text:p>
      <text:p text:style-name="P64"><text:span text:style-name="T18"><text:s text:c="2"/></text:span><text:span text:style-name="T19">date_of_discharge DATE,</text:span></text:p>
      <text:p text:style-name="P64"><text:span text:style-name="T19"><text:s text:c="2"/></text:span><text:span text:style-name="T20">PRIMARY KEY(P.I.D)</text:span></text:p>
      <text:p text:style-name="P24">)</text:p>
      <text:p text:style-name="P24"><text:soft-page-break/></text:p>
      <text:p text:style-name="P24"/>
      <text:p text:style-name="P24"/>
      <text:p text:style-name="P24"/>
      <text:p text:style-name="P46">CREATE TABLE BILL_FOR</text:p>
      <text:p text:style-name="P46">(</text:p>
      <text:p text:style-name="P46"><text:s text:c="2"/><text:span text:style-name="T148">P.I.D INTEGER,</text:span></text:p>
      <text:p text:style-name="P46"><text:s text:c="2"/><text:span text:style-name="T148">bill_ID INTEGER,</text:span></text:p>
      <text:p text:style-name="P46"><text:s text:c="2"/><text:span text:style-name="T149">PRIMARY KEY(P.I.D, bill_ID),</text:span></text:p>
      <text:p text:style-name="P46"><text:s text:c="2"/><text:span text:style-name="T150">FOREIGN KEY (P.I.D) </text:span><text:span text:style-name="T151">REFERENCES PATIENT</text:span></text:p>
      <text:p text:style-name="P46"><text:tab/><text:span text:style-name="T152">ON DELETE CASCADE</text:span></text:p>
      <text:p text:style-name="P46"><text:tab/><text:span text:style-name="T153">ON UPDATE </text:span><text:span text:style-name="T154">NO ACTION</text:span></text:p>
      <text:p text:style-name="P46">)</text:p>
      <text:p text:style-name="P37"/>
      <text:p text:style-name="P37">CREATE TABLE MEDICAL_CARE</text:p>
      <text:p text:style-name="P37">(</text:p>
      <text:p text:style-name="P37"><text:s text:c="2"/>bill_<text:span text:style-name="T121">ID INTEGER not null,</text:span></text:p>
      <text:p text:style-name="P37"><text:s text:c="2"/><text:span text:style-name="T122">price INTEGER </text:span><text:span text:style-name="T129">not null</text:span><text:span text:style-name="T122">,</text:span></text:p>
      <text:p text:style-name="P37"><text:s text:c="2"/><text:span text:style-name="T122">PRIMARY KEY(bill_ID)</text:span></text:p>
      <text:p text:style-name="P37">)</text:p>
      <text:p text:style-name="P37"/>
      <text:p text:style-name="P38">CREATE TABLE TREATMENT</text:p>
      <text:p text:style-name="P38">(</text:p>
      <text:p text:style-name="P38"><text:s text:c="2"/><text:span text:style-name="T125">treatment_name CHAR(11),</text:span></text:p>
      <text:p text:style-name="P39"><text:s text:c="2"/><text:span text:style-name="T123">bill_ID INTEGER not null,</text:span></text:p>
      <text:p text:style-name="P38"><text:s text:c="2"/><text:span text:style-name="T125">PRIMARY KEY(bill_</text:span><text:span text:style-name="T126">ID</text:span><text:span text:style-name="T125">)</text:span> ,</text:p>
      <text:p text:style-name="P40"><text:span text:style-name="T124"><text:s text:c="2"/></text:span><text:span text:style-name="T144">FOREIGN </text:span><text:span text:style-name="T145">KEY (bill_ID) </text:span><text:span text:style-name="T124">REFERENCES (MEDICAL_CARE)</text:span></text:p>
      <text:p text:style-name="P40"><text:tab/><text:span text:style-name="T146">ON DELETE CASCADE</text:span></text:p>
      <text:p text:style-name="P40"><text:tab/><text:span text:style-name="T147">ON UPDATE SET DEFAULT</text:span></text:p>
      <text:p text:style-name="P38">)</text:p>
      <text:p text:style-name="P38"/>
      <text:p text:style-name="P42">CREATE TABLE MEDICINE</text:p>
      <text:p text:style-name="P42">(</text:p>
      <text:p text:style-name="P42"><text:s text:c="2"/>dose CHAR(11), //in description</text:p>
      <text:p text:style-name="P47"><text:s text:c="2"/>bill_ID INTEGER not null,</text:p>
      <text:p text:style-name="P42"><text:s text:c="2"/><text:span text:style-name="T127">PRIMARY</text:span><text:span text:style-name="T128">(bill_ID)</text:span></text:p>
      <text:p text:style-name="P92"><text:span text:style-name="T144"><text:s text:c="2"/>FOREIGN </text:span><text:span text:style-name="T145">KEY (bill_ID) </text:span><text:span text:style-name="T124">REFERENCES (MEDICAL_CARE)</text:span></text:p>
      <text:p text:style-name="P41"><text:tab/><text:span text:style-name="T146">ON DELETE CASCADE</text:span></text:p>
      <text:p text:style-name="P41"><text:tab/><text:span text:style-name="T147">ON UPDATE SET DEFAULT</text:span></text:p>
      <text:p text:style-name="P42">)</text:p>
      <text:p text:style-name="P37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2T16:30:11.280685762</dc:date>
    <meta:editing-duration>PT6H4M30S</meta:editing-duration>
    <meta:editing-cycles>296</meta:editing-cycles>
    <meta:generator>LibreOffice/6.4.6.2$Linux_X86_64 LibreOffice_project/40$Build-2</meta:generator>
    <meta:document-statistic meta:table-count="0" meta:image-count="0" meta:object-count="0" meta:page-count="5" meta:paragraph-count="193" meta:word-count="511" meta:character-count="4141" meta:non-whitespace-character-count="3566"/>
  </office:meta>
</office:document-meta>
</file>